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813100008131EED13E64.svg" manifest:media-type="image/svg+xml"/>
  <manifest:file-entry manifest:full-path="Pictures/10000000000002BC000001B2430D20F8.png" manifest:media-type="image/png"/>
  <manifest:file-entry manifest:full-path="Pictures/100000000000016B00000178CDF0B583.png" manifest:media-type="image/png"/>
  <manifest:file-entry manifest:full-path="Pictures/10000000000004DF000001E316DEC8A6.png" manifest:media-type="image/png"/>
  <manifest:file-entry manifest:full-path="Pictures/10000000000000FB0000027FBC44A7F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6" style:family="table-row">
      <style:table-row-properties fo:background-color="transparent" fo:keep-together="auto">
        <style:background-image/>
      </style:table-row-properties>
    </style:style>
    <style:style style:name="Table1.B6" style:family="table-cell">
      <style:table-cell-properties fo:background-color="transparent" fo:padding="0.097cm" fo:border="none" style:writing-mode="lr-tb">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97cm" fo:border="none" style:writing-mode="lr-tb">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97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1" fo:font-size="18pt" fo:font-weight="bold" style:font-size-asian="18pt" style:font-weight-asian="bold" style:font-name-complex="Arial1"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language-complex="ar" style:country-complex="SA"/>
    </style:style>
    <style:style style:name="P6" style:family="paragraph" style:parent-style-name="Standard">
      <style:text-properties fo:language="es" fo:country="ES" style:text-underline-style="solid" style:text-underline-width="auto" style:text-underline-color="font-color" fo:font-weight="bold" style:font-weight-asian="bold" style:language-complex="ar" style:country-complex="SA" style:font-weight-complex="bold"/>
    </style:style>
    <style:style style:name="P7" style:family="paragraph" style:parent-style-name="Standard">
      <style:paragraph-properties fo:text-align="justify" style:justify-single-word="false"/>
      <style:text-properties fo:language="es" fo:country="ES"/>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Ubuntu"/>
    </style:style>
    <style:style style:name="P13" style:family="paragraph" style:parent-style-name="Standard">
      <style:paragraph-properties fo:margin-left="1.249cm" fo:margin-right="0cm" fo:text-align="justify" style:justify-single-word="false" fo:text-indent="0cm" style:auto-text-indent="false"/>
      <style:text-properties fo:language="es" fo:country="ES"/>
    </style:style>
    <style:style style:name="P14" style:family="paragraph" style:parent-style-name="Standard">
      <style:paragraph-properties fo:margin-left="1.249cm" fo:margin-right="0cm" fo:text-align="justify" style:justify-single-word="false" fo:text-indent="0cm" style:auto-text-indent="false"/>
    </style:style>
    <style:style style:name="P15" style:family="paragraph" style:parent-style-name="Text_20_body">
      <style:paragraph-properties fo:margin-left="1.249cm" fo:margin-right="0cm" fo:text-align="justify" style:justify-single-word="false" fo:text-indent="0cm" style:auto-text-indent="false"/>
    </style:style>
    <style:style style:name="P16" style:family="paragraph" style:parent-style-name="Text_20_body">
      <style:paragraph-properties fo:margin-left="1.249cm" fo:margin-right="0cm" fo:text-align="justify" style:justify-single-word="false" fo:text-indent="0cm" style:auto-text-indent="false"/>
      <style:text-properties fo:language="es" fo:country="ES" fo:font-weight="normal" style:font-weight-asian="normal" style:font-weight-complex="normal"/>
    </style:style>
    <style:style style:name="P17" style:family="paragraph" style:parent-style-name="Text_20_body">
      <style:paragraph-properties fo:margin-left="1.249cm" fo:margin-right="0cm" fo:text-indent="0cm" style:auto-text-indent="false"/>
      <style:text-properties style:text-underline-style="none" fo:font-weight="normal" style:font-weight-asian="normal" style:font-weight-complex="normal"/>
    </style:style>
    <style:style style:name="P18"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style:style>
    <style:style style:name="P19"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fo:background-color="#ffff00"/>
    </style:style>
    <style:style style:name="P20"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21" style:family="paragraph" style:parent-style-name="Preformatted_20_Text">
      <style:paragraph-properties fo:margin-left="1.249cm" fo:margin-right="0cm" fo:text-align="justify" style:justify-single-word="false" fo:text-indent="0cm" style:auto-text-indent="false"/>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margin-left="1.251cm" fo:margin-right="0cm" fo:text-align="justify" style:justify-single-word="false" fo:orphans="2" fo:widows="2" fo:text-indent="0cm" style:auto-text-indent="false" style:writing-mode="lr-tb"/>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7"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8"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9" style:family="paragraph" style:parent-style-name="Text_20_body">
      <style:paragraph-properties fo:margin-left="1.251cm" fo:margin-right="0cm" fo:orphans="2" fo:widows="2" fo:text-indent="0cm" style:auto-text-indent="false" style:writing-mode="lr-tb"/>
      <style:text-properties style:font-name="Ubuntu"/>
    </style:style>
    <style:style style:name="P30"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31" style:family="paragraph" style:parent-style-name="Text_20_body">
      <style:paragraph-properties fo:margin-left="1.251cm" fo:margin-right="0cm" fo:text-align="start"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32" style:family="paragraph" style:parent-style-name="Text_20_body">
      <style:paragraph-properties fo:margin-left="1.251cm" fo:margin-right="0cm" fo:text-align="justify" style:justify-single-word="false" fo:text-indent="0cm" style:auto-text-indent="false"/>
      <style:text-properties fo:language="es" fo:country="ES" fo:font-style="normal" style:font-style-asian="normal" style:font-style-complex="normal"/>
    </style:style>
    <style:style style:name="P33" style:family="paragraph" style:parent-style-name="Text_20_body">
      <style:paragraph-properties fo:margin-left="1.251cm" fo:margin-right="0cm" fo:text-align="justify" style:justify-single-word="false" fo:text-indent="0cm" style:auto-text-indent="false"/>
    </style:style>
    <style:style style:name="P34" style:family="paragraph" style:parent-style-name="Text_20_body">
      <style:paragraph-properties fo:margin-left="1.251cm" fo:margin-right="0cm" fo:text-align="justify" style:justify-single-word="false" fo:text-indent="0cm" style:auto-text-indent="false"/>
      <style:text-properties style:font-name="Ubuntu" fo:language="es" fo:country="ES"/>
    </style:style>
    <style:style style:name="P35" style:family="paragraph" style:parent-style-name="Text_20_body">
      <style:paragraph-properties fo:margin-left="1.251cm" fo:margin-right="0cm" fo:text-align="justify" style:justify-single-word="false" fo:text-indent="0cm" style:auto-text-indent="false"/>
      <style:text-properties style:font-name="Ubuntu" fo:language="es" fo:country="ES" fo:font-style="normal" style:font-style-asian="normal" style:font-style-complex="normal"/>
    </style:style>
    <style:style style:name="P36" style:family="paragraph" style:parent-style-name="Text_20_body">
      <style:paragraph-properties fo:margin-left="1.251cm" fo:margin-right="0cm" fo:text-align="justify" style:justify-single-word="false" fo:text-indent="0cm" style:auto-text-indent="false"/>
      <style:text-properties style:font-name="Ubuntu"/>
    </style:style>
    <style:style style:name="P37" style:family="paragraph" style:parent-style-name="Text_20_body">
      <style:paragraph-properties fo:margin-left="1.251cm" fo:margin-right="0cm" fo:text-align="justify" style:justify-single-word="false" fo:text-indent="0cm" style:auto-text-indent="false"/>
      <style:text-properties style:font-name="Ubuntu" fo:font-style="normal" style:font-style-asian="normal" style:font-style-complex="normal"/>
    </style:style>
    <style:style style:name="P38" style:family="paragraph" style:parent-style-name="Text_20_body" style:master-page-name="">
      <style:paragraph-properties fo:margin-left="1.251cm" fo:margin-right="0cm" fo:text-align="justify" style:justify-single-word="false" fo:text-indent="0cm" style:auto-text-indent="false" style:page-number="auto" fo:break-before="auto" fo:break-after="auto"/>
      <style:text-properties fo:language="es" fo:country="ES" fo:font-style="italic" style:font-style-asian="italic" style:font-style-complex="italic"/>
    </style:style>
    <style:style style:name="P39"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40"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41" style:family="paragraph" style:parent-style-name="Text_20_body">
      <style:text-properties fo:language="es" fo:country="ES"/>
    </style:style>
    <style:style style:name="P42" style:family="paragraph" style:parent-style-name="Text_20_body">
      <style:text-properties style:text-underline-style="none" fo:font-weight="normal" style:font-weight-asian="normal" style:font-weight-complex="normal"/>
    </style:style>
    <style:style style:name="P43" style:family="paragraph" style:parent-style-name="Text_20_body">
      <style:text-properties style:font-name="Ubuntu"/>
    </style:style>
    <style:style style:name="P44" style:family="paragraph" style:parent-style-name="Text_20_body">
      <style:paragraph-properties fo:text-align="justify" style:justify-single-word="false"/>
    </style:style>
    <style:style style:name="P45" style:family="paragraph" style:parent-style-name="Text_20_body">
      <style:paragraph-properties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6" style:family="paragraph" style:parent-style-name="Text_20_body">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7" style:family="paragraph" style:parent-style-name="Text_20_body">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48" style:family="paragraph" style:parent-style-name="Preformatted_20_Text">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9" style:family="paragraph" style:parent-style-name="Text_20_body">
      <style:paragraph-properties fo:margin-left="0.238cm" fo:margin-right="-0.004cm" fo:orphans="2" fo:widows="2" fo:text-indent="0cm" style:auto-text-indent="false" style:writing-mode="lr-tb"/>
    </style:style>
    <style:style style:name="P50" style:family="paragraph" style:parent-style-name="Text_20_body">
      <style:paragraph-properties fo:margin-left="0.238cm" fo:margin-right="-0.004cm" fo:orphans="2" fo:widows="2" fo:text-indent="0cm" style:auto-text-indent="false" style:writing-mode="lr-tb"/>
      <style:text-properties style:font-name="Ubuntu" fo:language="es" fo:country="ES"/>
    </style:style>
    <style:style style:name="P51" style:family="paragraph" style:parent-style-name="Text_20_body">
      <style:paragraph-properties fo:margin-left="0.238cm" fo:margin-right="-0.004cm" fo:orphans="2" fo:widows="2" fo:text-indent="0cm" style:auto-text-indent="false" style:writing-mode="lr-tb"/>
      <style:text-properties style:font-name="Ubuntu"/>
    </style:style>
    <style:style style:name="P52" style:family="paragraph" style:parent-style-name="Text_20_body">
      <style:paragraph-properties fo:margin-left="0.238cm" fo:margin-right="-0.004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53" style:family="paragraph" style:parent-style-name="Text_20_body">
      <style:paragraph-properties fo:margin-left="0.238cm" fo:margin-right="-0.004cm" fo:text-align="justify" style:justify-single-word="false" fo:text-indent="0cm" style:auto-text-indent="false"/>
      <style:text-properties style:font-name="Ubuntu" fo:language="es" fo:country="ES"/>
    </style:style>
    <style:style style:name="P54" style:family="paragraph" style:parent-style-name="Bibliography_20_Heading">
      <style:text-properties style:text-underline-style="none" fo:font-weight="normal" style:font-weight-asian="normal" style:font-weight-complex="normal"/>
    </style:style>
    <style:style style:name="P55" style:family="paragraph" style:parent-style-name="codigo">
      <style:text-properties fo:language="es" fo:country="ES"/>
    </style:style>
    <style:style style:name="P56" style:family="paragraph" style:parent-style-name="Table_20_Contents">
      <style:paragraph-properties fo:text-align="justify" style:justify-single-word="false"/>
      <style:text-properties style:font-name="Ubuntu"/>
    </style:style>
    <style:style style:name="P57" style:family="paragraph" style:parent-style-name="Standard">
      <style:paragraph-properties fo:margin-left="0cm" fo:margin-right="0cm" fo:text-indent="0cm" style:auto-text-indent="false"/>
    </style:style>
    <style:style style:name="P58" style:family="paragraph" style:parent-style-name="Standard">
      <style:paragraph-properties fo:margin-left="0cm" fo:margin-right="0cm" fo:text-indent="0cm" style:auto-text-indent="false"/>
      <style:text-properties fo:language="es" fo:country="ES"/>
    </style:style>
    <style:style style:name="P59" style:family="paragraph" style:parent-style-name="Standard">
      <style:paragraph-properties fo:margin-left="0cm" fo:margin-right="0cm" fo:text-align="justify" style:justify-single-word="false" fo:text-indent="0cm" style:auto-text-indent="false"/>
      <style:text-properties fo:language="es" fo:country="ES"/>
    </style:style>
    <style:style style:name="P60" style:family="paragraph" style:parent-style-name="Standard">
      <style:paragraph-properties fo:margin-left="0cm" fo:margin-right="0cm" fo:text-indent="0cm" style:auto-text-indent="false"/>
      <style:text-properties fo:language="es" fo:country="ES" style:language-complex="ar" style:country-complex="SA"/>
    </style:style>
    <style:style style:name="P61" style:family="paragraph" style:parent-style-name="Standard">
      <style:paragraph-properties fo:margin-left="0cm" fo:margin-right="0cm" fo:text-align="justify" style:justify-single-word="false" fo:text-indent="0cm" style:auto-text-indent="false"/>
    </style:style>
    <style:style style:name="P62" style:family="paragraph" style:parent-style-name="Standard">
      <style:paragraph-properties fo:margin-left="0cm" fo:margin-right="0cm" fo:text-indent="0cm" style:auto-text-indent="false"/>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63" style:family="paragraph" style:parent-style-name="Standard" style:master-page-name="">
      <style:paragraph-properties fo:margin-left="0cm" fo:margin-right="0cm" fo:margin-top="0cm" fo:margin-bottom="0.101cm" fo:text-align="justify" style:justify-single-word="false" fo:text-indent="0cm" style:auto-text-indent="false" style:page-number="auto" fo:background-color="transparent" style:shadow="none" text:number-lines="true" text:line-number="0">
        <style:background-image/>
      </style:paragraph-properties>
      <style:text-properties fo:language="es" fo:country="ES" style:font-size-asian="10.5pt"/>
    </style:style>
    <style:style style:name="P64" style:family="paragraph" style:parent-style-name="Text_20_body">
      <style:paragraph-properties fo:margin-left="0cm" fo:margin-right="0cm" fo:orphans="2" fo:widows="2" fo:text-indent="0cm" style:auto-text-indent="false" style:writing-mode="lr-tb"/>
    </style:style>
    <style:style style:name="P65"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66" style:family="paragraph" style:parent-style-name="Text_20_body">
      <style:paragraph-properties fo:margin-left="0cm" fo:margin-right="0cm" fo:text-align="justify" style:justify-single-word="false" fo:orphans="2" fo:widows="2" fo:text-indent="0cm" style:auto-text-indent="false" style:writing-mode="lr-tb"/>
    </style:style>
    <style:style style:name="P67" style:family="paragraph" style:parent-style-name="Text_20_body">
      <style:paragraph-properties fo:margin-left="0cm" fo:margin-right="0cm" fo:text-indent="0cm" style:auto-text-indent="false"/>
    </style:style>
    <style:style style:name="P68" style:family="paragraph" style:parent-style-name="Text_20_body">
      <style:paragraph-properties fo:margin-left="0cm" fo:margin-right="0cm" fo:text-align="justify" style:justify-single-word="false" fo:text-indent="0cm" style:auto-text-indent="false"/>
      <style:text-properties fo:language="es" fo:country="ES"/>
    </style:style>
    <style:style style:name="P69" style:family="paragraph" style:parent-style-name="Text_20_body">
      <style:paragraph-properties fo:margin-left="0cm" fo:margin-right="0cm" fo:text-align="justify" style:justify-single-word="false" fo:text-indent="0cm" style:auto-text-indent="false"/>
    </style:style>
    <style:style style:name="P70"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3" fo:font-size="16pt" fo:font-weight="bold" style:font-size-asian="16pt" style:font-weight-asian="bold" style:font-size-complex="16pt" style:font-weight-complex="bold"/>
    </style:style>
    <style:style style:name="P71" style:family="paragraph" style:parent-style-name="Text_20_body">
      <style:paragraph-properties fo:margin-left="0cm" fo:margin-right="0cm" fo:text-indent="0.199cm" style:auto-text-indent="false"/>
    </style:style>
    <style:style style:name="P72" style:family="paragraph" style:parent-style-name="Standard">
      <style:paragraph-properties fo:margin-left="1.251cm" fo:margin-right="0cm" fo:text-indent="0.199cm" style:auto-text-indent="false"/>
    </style:style>
    <style:style style:name="P73"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74"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5" style:family="paragraph" style:parent-style-name="codigo">
      <style:paragraph-properties fo:margin-left="1.251cm" fo:margin-right="0.81cm" fo:text-align="start" style:justify-single-word="false" fo:text-indent="0cm" style:auto-text-indent="false"/>
    </style:style>
    <style:style style:name="P76" style:family="paragraph" style:parent-style-name="Text_20_body">
      <style:paragraph-properties fo:background-color="#e6e6ff" fo:padding="0.049cm" fo:border="0.06pt solid #000000" style:shadow="none">
        <style:background-image/>
      </style:paragraph-properties>
      <style:text-properties fo:font-size="16pt" fo:font-weight="bold" style:font-size-asian="16pt" style:font-weight-asian="bold" style:font-size-complex="16pt" style:font-weight-complex="bold"/>
    </style:style>
    <style:style style:name="P77" style:family="paragraph" style:parent-style-name="Text_20_body">
      <style:paragraph-properties fo:margin-left="-1.251cm" fo:margin-right="0cm" fo:text-indent="0.199cm" style:auto-text-indent="false"/>
    </style:style>
    <style:style style:name="P78" style:family="paragraph" style:parent-style-name="codigo">
      <style:paragraph-properties fo:margin-left="0cm" fo:margin-right="0.81cm" fo:text-indent="0cm" style:auto-text-indent="false"/>
    </style:style>
    <style:style style:name="P79" style:family="paragraph" style:parent-style-name="codigo">
      <style:paragraph-properties fo:margin-left="0cm" fo:margin-right="0.81cm" fo:text-align="start" style:justify-single-word="false" fo:text-indent="0cm" style:auto-text-indent="false"/>
      <style:text-properties style:font-name="Ubuntu" fo:language="es" fo:country="ES" style:language-complex="ar" style:country-complex="SA"/>
    </style:style>
    <style:style style:name="P80" style:family="paragraph" style:parent-style-name="Text_20_body">
      <style:paragraph-properties fo:margin-left="5.002cm" fo:margin-right="0.81cm" fo:text-align="start" style:justify-single-word="false" fo:text-indent="0cm" style:auto-text-indent="false"/>
    </style:style>
    <style:style style:name="P81" style:family="paragraph" style:parent-style-name="codigo">
      <style:paragraph-properties fo:margin-left="5.002cm" fo:margin-right="0.81cm" fo:text-align="start" style:justify-single-word="false" fo:text-indent="0cm" style:auto-text-indent="false"/>
    </style:style>
    <style:style style:name="P82" style:family="paragraph" style:parent-style-name="Text_20_body" style:list-style-name="L5"/>
    <style:style style:name="P83" style:family="paragraph" style:parent-style-name="Text_20_body" style:list-style-name="L5">
      <style:text-properties style:font-name="Ubuntu"/>
    </style:style>
    <style:style style:name="P84" style:family="paragraph" style:parent-style-name="Text_20_body" style:list-style-name="L6"/>
    <style:style style:name="P85" style:family="paragraph" style:parent-style-name="Text_20_body" style:list-style-name="L7"/>
    <style:style style:name="P86" style:family="paragraph" style:parent-style-name="Text_20_body" style:list-style-name="L12"/>
    <style:style style:name="P87" style:family="paragraph" style:parent-style-name="Text_20_body" style:list-style-name="L20"/>
    <style:style style:name="P88" style:family="paragraph" style:parent-style-name="Text_20_body" style:list-style-name="L20">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89" style:family="paragraph" style:parent-style-name="Text_20_body" style:list-style-name="L21"/>
    <style:style style:name="P90" style:family="paragraph" style:parent-style-name="Text_20_body" style:list-style-name="L25">
      <style:paragraph-properties fo:text-align="justify" style:justify-single-word="false"/>
    </style:style>
    <style:style style:name="P91" style:family="paragraph" style:parent-style-name="Text_20_body" style:list-style-name="L27"/>
    <style:style style:name="P92" style:family="paragraph" style:parent-style-name="Text_20_body" style:list-style-name="L3">
      <style:paragraph-properties fo:margin-left="1.249cm" fo:margin-right="0cm" fo:margin-top="0cm" fo:margin-bottom="0cm" fo:text-indent="0cm" style:auto-text-indent="false"/>
    </style:style>
    <style:style style:name="P93" style:family="paragraph" style:parent-style-name="Text_20_body" style:list-style-name="L3">
      <style:paragraph-properties fo:margin-left="1.249cm" fo:margin-right="0cm" fo:margin-top="0cm" fo:margin-bottom="0cm" fo:text-align="justify" style:justify-single-word="false" fo:text-indent="0cm" style:auto-text-indent="false" fo:background-color="transparent" style:shadow="none" text:number-lines="true" text:line-number="0">
        <style:background-image/>
      </style:paragraph-properties>
    </style:style>
    <style:style style:name="P94" style:family="paragraph" style:parent-style-name="Text_20_body" style:list-style-name="L4">
      <style:paragraph-properties fo:margin-left="-1.251cm" fo:margin-right="0cm" fo:margin-top="0cm" fo:margin-bottom="0cm" fo:text-indent="0.199cm" style:auto-text-indent="false"/>
    </style:style>
    <style:style style:name="P95" style:family="paragraph" style:parent-style-name="Text_20_body">
      <style:paragraph-properties fo:margin-left="-1.251cm" fo:margin-right="0cm" fo:text-indent="0.199cm" style:auto-text-indent="false"/>
    </style:style>
    <style:style style:name="P96" style:family="paragraph" style:parent-style-name="Text_20_body" style:list-style-name="L4">
      <style:paragraph-properties fo:margin-left="-1.251cm" fo:margin-right="0cm" fo:text-indent="0.199cm" style:auto-text-indent="false"/>
    </style:style>
    <style:style style:name="P97" style:family="paragraph" style:parent-style-name="Text_20_body" style:list-style-name="L8">
      <style:paragraph-properties fo:margin-left="-1.251cm" fo:margin-right="0cm" fo:text-indent="0.199cm" style:auto-text-indent="false"/>
    </style:style>
    <style:style style:name="P98" style:family="paragraph" style:parent-style-name="Text_20_body" style:list-style-name="L13">
      <style:paragraph-properties fo:margin-left="-1.251cm" fo:margin-right="0cm" fo:text-indent="0.199cm" style:auto-text-indent="false"/>
    </style:style>
    <style:style style:name="P99"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0"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101"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02"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03" style:family="paragraph" style:parent-style-name="Text_20_body" style:list-style-name="L14">
      <style:paragraph-properties fo:margin-left="1.251cm" fo:margin-right="0cm" fo:text-indent="0.199cm" style:auto-text-indent="false"/>
    </style:style>
    <style:style style:name="P104" style:family="paragraph" style:parent-style-name="Text_20_body" style:list-style-name="L12">
      <style:paragraph-properties fo:margin-left="0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5"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 fo:font-size="16pt" fo:font-weight="bold" style:font-size-asian="16pt" style:font-weight-asian="bold" style:font-size-complex="16pt" style:font-weight-complex="bold"/>
    </style:style>
    <style:style style:name="P106" style:family="paragraph" style:parent-style-name="Text_20_body" style:list-style-name="L22">
      <style:paragraph-properties fo:margin-left="1.251cm" fo:margin-right="0cm" fo:text-align="justify" style:justify-single-word="false"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0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108" style:family="paragraph" style:parent-style-name="Text_20_body" style:list-style-name="L22">
      <style:paragraph-properties fo:margin-left="1.251cm" fo:margin-right="0cm" fo:text-align="justify" style:justify-single-word="false" fo:orphans="2" fo:widows="2" fo:text-indent="0cm" style:auto-text-indent="false" style:writing-mode="lr-tb"/>
    </style:style>
    <style:style style:name="P109" style:family="paragraph" style:parent-style-name="Text_20_body" style:list-style-name="L22">
      <style:paragraph-properties fo:margin-left="1.251cm" fo:margin-right="0cm" fo:orphans="2" fo:widows="2" fo:text-indent="0cm" style:auto-text-indent="false" style:writing-mode="lr-tb"/>
    </style:style>
    <style:style style:name="P110" style:family="paragraph" style:parent-style-name="Text_20_body">
      <style:paragraph-properties fo:margin-left="0cm" fo:margin-right="0cm" fo:text-indent="0cm" style:auto-text-indent="false"/>
    </style:style>
    <style:style style:name="P111"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112" style:family="paragraph" style:parent-style-name="Standard" style:master-page-name="Standard">
      <style:paragraph-properties fo:text-align="center" style:justify-single-word="false" style:page-number="auto" fo:break-before="page"/>
      <style:text-properties style:font-name="Arial1" fo:font-size="18pt" fo:font-weight="bold" style:font-size-asian="18pt" style:font-weight-asian="bold" style:font-name-complex="Arial1" style:font-weight-complex="bold"/>
    </style:style>
    <style:style style:name="P113" style:family="paragraph" style:parent-style-name="Standard" style:list-style-name="L9">
      <style:text-properties fo:font-weight="bold" style:font-weight-asian="bold" style:font-weight-complex="bold"/>
    </style:style>
    <style:style style:name="P114" style:family="paragraph" style:parent-style-name="Standard" style:list-style-name="L10">
      <style:text-properties fo:font-weight="bold" style:font-weight-asian="bold" style:font-weight-complex="bold"/>
    </style:style>
    <style:style style:name="P115" style:family="paragraph" style:parent-style-name="Standard" style:list-style-name="L19">
      <style:text-properties fo:font-weight="bold" style:font-weight-asian="bold" style:font-weight-complex="bold"/>
    </style:style>
    <style:style style:name="P116" style:family="paragraph" style:parent-style-name="Standard" style:list-style-name="L10"/>
    <style:style style:name="P117" style:family="paragraph" style:parent-style-name="Standard" style:list-style-name="L15"/>
    <style:style style:name="P118" style:family="paragraph" style:parent-style-name="Standard" style:list-style-name="L16"/>
    <style:style style:name="P119" style:family="paragraph" style:parent-style-name="Standard" style:list-style-name="L17"/>
    <style:style style:name="P120" style:family="paragraph" style:parent-style-name="Standard" style:list-style-name="L18"/>
    <style:style style:name="P121" style:family="paragraph" style:parent-style-name="Standard" style:list-style-name="L18">
      <style:text-properties fo:language="es" fo:country="ES" style:language-complex="ar" style:country-complex="SA"/>
    </style:style>
    <style:style style:name="P122" style:family="paragraph" style:parent-style-name="Standard">
      <style:paragraph-properties fo:text-align="justify" style:justify-single-word="false"/>
      <style:text-properties fo:language="es" fo:country="ES"/>
    </style:style>
    <style:style style:name="P123" style:family="paragraph" style:parent-style-name="Standard" style:list-style-name="L26">
      <style:paragraph-properties fo:text-align="justify" style:justify-single-word="false"/>
      <style:text-properties fo:language="es" fo:country="ES"/>
    </style:style>
    <style:style style:name="P124" style:family="paragraph" style:parent-style-name="Standard" style:list-style-name="L19"/>
    <style:style style:name="P125" style:family="paragraph" style:parent-style-name="Standard">
      <style:paragraph-properties fo:text-align="justify" style:justify-single-word="false"/>
    </style:style>
    <style:style style:name="P126" style:family="paragraph" style:parent-style-name="Standard" style:list-style-name="L31"/>
    <style:style style:name="P127" style:family="paragraph" style:parent-style-name="Standard" style:list-style-name="L2">
      <style:paragraph-properties fo:margin-left="1.249cm" fo:margin-right="0cm" fo:text-align="justify" style:justify-single-word="false" fo:text-indent="0cm" style:auto-text-indent="false"/>
    </style:style>
    <style:style style:name="P128" style:family="paragraph" style:parent-style-name="Standard">
      <style:paragraph-properties fo:margin-left="1.249cm" fo:margin-right="0cm" fo:text-align="justify" style:justify-single-word="false" fo:text-indent="0cm" style:auto-text-indent="false"/>
      <style:text-properties fo:language="es" fo:country="ES"/>
    </style:style>
    <style:style style:name="P129" style:family="paragraph" style:parent-style-name="Standard" style:list-style-name="L2">
      <style:paragraph-properties fo:margin-left="1.249cm" fo:margin-right="0cm" fo:text-align="justify" style:justify-single-word="false" fo:text-indent="0cm" style:auto-text-indent="false"/>
      <style:text-properties fo:language="es" fo:country="ES"/>
    </style:style>
    <style:style style:name="P130" style:family="paragraph" style:parent-style-name="Standard" style:list-style-name="L12">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31" style:family="paragraph" style:parent-style-name="Standard" style:list-style-name="L30">
      <style:paragraph-properties fo:margin-left="0cm" fo:margin-right="0cm" fo:text-indent="0cm" style:auto-text-indent="false"/>
    </style:style>
    <style:style style:name="P132" style:family="paragraph" style:parent-style-name="Standard" style:list-style-name="L30">
      <style:paragraph-properties fo:margin-left="0cm" fo:margin-right="0cm" fo:text-indent="0cm" style:auto-text-indent="false"/>
      <style:text-properties fo:language="es" fo:country="ES"/>
    </style:style>
    <style:style style:name="P133" style:family="paragraph" style:parent-style-name="Standard">
      <style:paragraph-properties fo:margin-left="0cm" fo:margin-right="0cm" fo:text-align="justify" style:justify-single-word="false" fo:text-indent="0cm" style:auto-text-indent="false"/>
      <style:text-properties fo:language="es" fo:country="ES"/>
    </style:style>
    <style:style style:name="P134" style:family="paragraph" style:parent-style-name="Standard">
      <style:paragraph-properties fo:margin-left="0cm" fo:margin-right="0cm" fo:text-align="justify" style:justify-single-word="false" fo:text-indent="0cm" style:auto-text-indent="false"/>
    </style:style>
    <style:style style:name="P135" style:family="paragraph" style:parent-style-name="Heading_20_1">
      <style:paragraph-properties fo:break-before="page"/>
    </style:style>
    <style:style style:name="P136" style:family="paragraph" style:parent-style-name="Heading_20_2">
      <style:text-properties fo:language="es" fo:country="ES" style:font-name-asian="Times New Roman" style:language-complex="ar" style:country-complex="SA"/>
    </style:style>
    <style:style style:name="P137" style:family="paragraph" style:parent-style-name="Heading_20_2">
      <style:text-properties fo:language="es" fo:country="ES" fo:font-weight="bold" style:font-weight-asian="bold" style:font-weight-complex="bold"/>
    </style:style>
    <style:style style:name="P138" style:family="paragraph" style:parent-style-name="Heading_20_2">
      <style:paragraph-properties fo:margin-left="0cm" fo:margin-right="0cm" fo:text-indent="-0.101cm" style:auto-text-indent="false"/>
    </style:style>
    <style:style style:name="P139" style:family="paragraph" style:parent-style-name="Heading_20_2">
      <style:paragraph-properties fo:margin-left="0cm" fo:margin-right="0cm" fo:text-indent="0.199cm" style:auto-text-indent="false"/>
    </style:style>
    <style:style style:name="P140" style:family="paragraph" style:parent-style-name="Heading_20_2">
      <style:paragraph-properties style:shadow="none" fo:keep-with-next="always" text:number-lines="true" text:line-number="0"/>
      <style:text-properties style:font-name-asian="DejaVu Sans" style:font-name-complex="Lohit Hindi1"/>
    </style:style>
    <style:style style:name="P141" style:family="paragraph" style:parent-style-name="Heading_20_4">
      <style:paragraph-properties text:number-lines="true" text:line-number="0"/>
    </style:style>
    <style:style style:name="P142" style:family="paragraph" style:parent-style-name="Heading_20_3">
      <style:text-properties fo:language="es" fo:country="ES" style:language-complex="ar" style:country-complex="SA"/>
    </style:style>
    <style:style style:name="P143" style:family="paragraph" style:parent-style-name="Heading_20_3">
      <style:paragraph-properties style:shadow="none" fo:keep-with-next="always" text:number-lines="true" text:line-number="0"/>
      <style:text-properties style:use-window-font-color="true" style:font-name="Ubuntu" fo:font-size="16pt" fo:language="es" fo:country="ES" fo:font-weight="bold" style:font-name-asian="DejaVu Sans" style:font-size-asian="16pt" style:font-name-complex="Lohit Hindi1" style:font-size-complex="16pt" style:language-complex="ar" style:country-complex="SA"/>
    </style:style>
    <style:style style:name="P144" style:family="paragraph" style:parent-style-name="Heading_20_3">
      <style:paragraph-properties style:shadow="none" fo:keep-with-next="always" text:number-lines="true" text:line-number="0"/>
      <style:text-properties fo:font-weight="bold" style:font-name-asian="DejaVu Sans" style:font-size-asian="14pt" style:font-name-complex="Lohit Hindi1" style:font-size-complex="14pt"/>
    </style:style>
    <style:style style:name="P145" style:family="paragraph" style:parent-style-name="Quotations" style:list-style-name="L11">
      <style:paragraph-properties fo:text-align="justify" style:justify-single-word="false">
        <style:tab-stops>
          <style:tab-stop style:position="1.453cm"/>
        </style:tab-stops>
      </style:paragraph-properties>
    </style:style>
    <style:style style:name="P146"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47"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style:style>
    <style:style style:name="P148"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fo:language="es" fo:country="ES" fo:font-weight="normal" style:font-weight-asian="normal" style:font-weight-complex="normal"/>
    </style:style>
    <style:style style:name="P149"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style>
    <style:style style:name="P150"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6.501cm" style:type="right" style:leader-style="dotted" style:leader-text="."/>
        </style:tab-stops>
      </style:paragraph-properties>
    </style:style>
    <style:style style:name="P153" style:family="paragraph" style:parent-style-name="Contents_20_3">
      <style:paragraph-properties>
        <style:tab-stops>
          <style:tab-stop style:position="16.002cm" style:type="right" style:leader-style="dotted" style:leader-text="."/>
        </style:tab-stops>
      </style:paragraph-properties>
    </style:style>
    <style:style style:name="P154" style:family="paragraph" style:parent-style-name="Contents_20_4">
      <style:paragraph-properties>
        <style:tab-stops>
          <style:tab-stop style:position="15.503cm" style:type="right" style:leader-style="dotted" style:leader-text="."/>
        </style:tab-stops>
      </style:paragraph-properties>
    </style:style>
    <style:style style:name="P155" style:family="paragraph" style:parent-style-name="codigo">
      <style:paragraph-properties fo:margin-left="1.251cm" fo:margin-right="0.81cm" fo:text-indent="0cm" style:auto-text-indent="false"/>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style:font-weight-asian="bold" style:language-complex="ar" style:country-complex="SA" style:font-weight-complex="bold"/>
    </style:style>
    <style:style style:name="T6" style:family="text">
      <style:text-properties fo:language="es" fo:country="ES" fo:font-weight="normal" style:font-weight-asian="normal" style:font-weight-complex="normal"/>
    </style:style>
    <style:style style:name="T7" style:family="text">
      <style:text-properties fo:language="es" fo:country="ES" style:font-name-asian="Times New Roman" style:language-complex="ar" style:country-complex="SA"/>
    </style:style>
    <style:style style:name="T8" style:family="text">
      <style:text-properties fo:language="es" fo:country="ES" style:language-complex="ar" style:country-complex="SA"/>
    </style:style>
    <style:style style:name="T9" style:family="text">
      <style:text-properties fo:language="es" fo:country="ES" fo:background-color="#ffff00"/>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s" fo:country="ES" fo:font-style="itali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s" fo:country="ES" fo:font-style="italic"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s" fo:country="ES" fo:font-style="italic"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font-size="12pt" fo:language="es" fo:country="ES" fo:font-style="italic" style:text-underline-style="none"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style:use-window-font-color="true" style:font-name="ARIAL" fo:font-size="10pt" fo:font-style="italic" style:font-size-asian="10pt" style:font-style-asian="italic" style:font-name-complex="Times New Roman" style:font-size-complex="10pt" style:font-style-complex="italic"/>
    </style:style>
    <style:style style:name="T26" style:family="text">
      <style:text-properties style:use-window-font-color="true" style:text-position="super 58%"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Nimbus Mono L" fo:language="es" fo:country="ES" style:font-name-asian="Nimbus Mono L" style:font-name-complex="Nimbus Mono L" style:language-complex="ar" style:country-complex="SA"/>
    </style:style>
    <style:style style:name="T28" style:family="text">
      <style:text-properties style:use-window-font-color="true" style:font-name="Ubuntu"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9" style:family="text">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T30" style:family="text">
      <style:text-properties style:use-window-font-color="true" style:font-name="Ubuntu" fo:font-size="12pt" fo:language="es" fo:country="ES" fo:font-style="italic" style:font-name-asian="Times New Roman" style:font-size-asian="12pt" style:font-name-complex="Times New Roman" style:font-size-complex="12pt" style:language-complex="ar" style:country-complex="SA"/>
    </style:style>
    <style:style style:name="T31" style:family="text">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Ubuntu"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5"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fo:font-size="12pt" fo:language="es" fo:country="ES" fo:font-weight="bold"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fo:language="es" fo:country="ES" fo:font-style="italic" style:font-name-asian="Times New Roman" style:font-size-asian="12pt" style:font-name-complex="Times New Roman" style:font-size-complex="12pt" style:language-complex="ar" style:country-complex="SA"/>
    </style:style>
    <style:style style:name="T39" style:family="text">
      <style:text-properties fo:background-color="#ff00ff"/>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fo:font-weight="normal" fo:background-color="transparent" style:font-weight-asian="normal" style:font-weight-complex="normal"/>
    </style:style>
    <style:style style:name="T45" style:family="text">
      <style:text-properties fo:font-style="italic"/>
    </style:style>
    <style:style style:name="T46" style:family="text">
      <style:text-properties fo:font-style="italic" fo:font-weight="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Ubuntu"/>
    </style:style>
    <style:style style:name="T51" style:family="text">
      <style:text-properties style:font-name="Ubuntu" fo:font-weight="bold" style:font-weight-asian="bold" style:font-weight-complex="bold"/>
    </style:style>
    <style:style style:name="T52" style:family="text">
      <style:text-properties style:font-name="Ubuntu" fo:language="es" fo:country="ES" style:language-complex="ar" style:country-complex="SA"/>
    </style:style>
    <style:style style:name="T53" style:family="text">
      <style:text-properties style:font-name="Ubuntu" fo:font-style="italic" style:font-style-asian="italic" style:font-style-complex="italic"/>
    </style:style>
    <style:style style:name="T54" style:family="text">
      <style:text-properties style:font-name="Ubuntu3"/>
    </style:style>
    <style:style style:name="T55" style:family="text">
      <style:text-properties fo:background-color="transparent"/>
    </style:style>
    <style:style style:name="T56" style:family="text">
      <style:text-properties fo:background-color="#ffff00"/>
    </style:style>
    <style:style style:name="T57" style:family="text">
      <style:text-properties style:font-name="Courier 10 Pitch" fo:language="es" fo:country="ES" style:language-complex="ar" style:country-complex="SA"/>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1.383cm" text:min-label-width="0.499cm"/>
        <style:text-properties style:font-name="StarSymbol1"/>
      </text:list-level-style-bullet>
      <text:list-level-style-bullet text:level="2" text:style-name="Bullet_20_Symbols" text:bullet-char="•">
        <style:list-level-properties text:space-before="2.63cm" text:min-label-width="0.499cm"/>
        <style:text-properties style:font-name="StarSymbol1"/>
      </text:list-level-style-bullet>
      <text:list-level-style-bullet text:level="3" text:style-name="Bullet_20_Symbols" text:bullet-char="•">
        <style:list-level-properties text:space-before="3.877cm" text:min-label-width="0.499cm"/>
        <style:text-properties style:font-name="StarSymbol1"/>
      </text:list-level-style-bullet>
      <text:list-level-style-bullet text:level="4" text:style-name="Bullet_20_Symbols" text:bullet-char="•">
        <style:list-level-properties text:space-before="5.124cm" text:min-label-width="0.499cm"/>
        <style:text-properties style:font-name="StarSymbol1"/>
      </text:list-level-style-bullet>
      <text:list-level-style-bullet text:level="5" text:style-name="Bullet_20_Symbols" text:bullet-char="•">
        <style:list-level-properties text:space-before="6.371cm" text:min-label-width="0.499cm"/>
        <style:text-properties style:font-name="StarSymbol1"/>
      </text:list-level-style-bullet>
      <text:list-level-style-bullet text:level="6" text:style-name="Bullet_20_Symbols" text:bullet-char="•">
        <style:list-level-properties text:space-before="7.618cm" text:min-label-width="0.499cm"/>
        <style:text-properties style:font-name="StarSymbol1"/>
      </text:list-level-style-bullet>
      <text:list-level-style-bullet text:level="7" text:style-name="Bullet_20_Symbols" text:bullet-char="•">
        <style:list-level-properties text:space-before="8.865cm" text:min-label-width="0.499cm"/>
        <style:text-properties style:font-name="StarSymbol1"/>
      </text:list-level-style-bullet>
      <text:list-level-style-bullet text:level="8" text:style-name="Bullet_20_Symbols" text:bullet-char="•">
        <style:list-level-properties text:space-before="10.113cm" text:min-label-width="0.499cm"/>
        <style:text-properties style:font-name="StarSymbol1"/>
      </text:list-level-style-bullet>
      <text:list-level-style-bullet text:level="9" text:style-name="Bullet_20_Symbols" text:bullet-char="•">
        <style:list-level-properties text:space-before="11.36cm" text:min-label-width="0.499cm"/>
        <style:text-properties style:font-name="StarSymbol1"/>
      </text:list-level-style-bullet>
      <text:list-level-style-bullet text:level="10" text:style-name="Bullet_20_Symbols" text:bullet-char="•">
        <style:list-level-properties text:space-before="12.607cm" text:min-label-width="0.499cm"/>
        <style:text-properties style:font-name="StarSymbol1"/>
      </text:list-level-style-bullet>
    </text:list-style>
    <text:list-style style:name="L5">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text:bullet-char="➢">
        <style:list-level-properties text:space-before="0.641cm" text:min-label-width="0.64cm"/>
        <style:text-properties style:font-name="StarSymbol2"/>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consecutive-numbering="true">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4cm" text:min-label-width="0.635cm"/>
      </text:list-level-style-number>
      <text:list-level-style-number text:level="3" style:num-suffix="." style:num-format="1" text:display-levels="3">
        <style:list-level-properties text:space-before="0.641cm" text:min-label-width="0.64cm"/>
      </text:list-level-style-number>
      <text:list-level-style-number text:level="4" style:num-suffix="." style:num-format="1" text:display-levels="4">
        <style:list-level-properties text:space-before="0.6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33">
      <text:list-level-style-number text:level="1" text:style-name="Numbering_20_Symbols" style:num-prefix=" " style:num-suffix=" " style:num-format="1">
        <style:list-level-properties text:min-label-distance="0.381cm"/>
      </text:list-level-style-number>
      <text:list-level-style-number text:level="2" text:style-name="Numbering_20_Symbols"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istema de paquetes (I)</text:p>
      <text:p text:style-name="P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151"><text:a xlink:type="simple" xlink:href="#__RefHeading__1975_954442987" text:style-name="Index_20_Link" text:visited-style-name="Index_20_Link">1 Sistema de paquetes en Debian/Ubuntu<text:tab/>2</text:a></text:p>
          <text:p text:style-name="P152"><text:a xlink:type="simple" xlink:href="#__RefHeading__1977_954442987" text:style-name="Index_20_Link" text:visited-style-name="Index_20_Link">1.1 <text:s/>Paquetes fuente y binarios<text:tab/>2</text:a></text:p>
          <text:p text:style-name="P154"><text:a xlink:type="simple" xlink:href="#__RefHeading__2139_1792442227" text:style-name="Index_20_Link" text:visited-style-name="Index_20_Link">Ventajas del uso de paquetes .deb<text:tab/>3</text:a></text:p>
          <text:p text:style-name="P152"><text:a xlink:type="simple" xlink:href="#__RefHeading__2125_1792442227" text:style-name="Index_20_Link" text:visited-style-name="Index_20_Link">1.2 Nombre y versión de los paquetes<text:tab/>4</text:a></text:p>
          <text:p text:style-name="P152"><text:a xlink:type="simple" xlink:href="#__RefHeading__6557_1792442227" text:style-name="Index_20_Link" text:visited-style-name="Index_20_Link">1.3 Operaciones y estados de paquetes<text:tab/>4</text:a></text:p>
          <text:p text:style-name="P152"><text:a xlink:type="simple" xlink:href="#__RefHeading__2117_1792442227" text:style-name="Index_20_Link" text:visited-style-name="Index_20_Link">1.4 Tipos especiales de paquetes.<text:tab/>5</text:a></text:p>
          <text:p text:style-name="P154"><text:a xlink:type="simple" xlink:href="#__RefHeading__2119_1792442227" text:style-name="Index_20_Link" text:visited-style-name="Index_20_Link">1.4.1 Metapaquetes<text:tab/>5</text:a></text:p>
          <text:p text:style-name="P154"><text:a xlink:type="simple" xlink:href="#__RefHeading__2121_1792442227" text:style-name="Index_20_Link" text:visited-style-name="Index_20_Link">1.4.2 Paquetes virtuales<text:tab/>5</text:a></text:p>
          <text:p text:style-name="P154"><text:a xlink:type="simple" xlink:href="#__RefHeading__2123_1792442227" text:style-name="Index_20_Link" text:visited-style-name="Index_20_Link">1.4.3 Paquetes transicionales o dummy<text:tab/>5</text:a></text:p>
          <text:p text:style-name="P151"><text:a xlink:type="simple" xlink:href="#__RefHeading__1979_954442987" text:style-name="Index_20_Link" text:visited-style-name="Index_20_Link">2 Utilidades de gestión de paquetes.<text:tab/>6</text:a></text:p>
          <text:p text:style-name="P152"><text:a xlink:type="simple" xlink:href="#__RefHeading__2127_1792442227" text:style-name="Index_20_Link" text:visited-style-name="Index_20_Link">2.1 dpkg<text:tab/>7</text:a></text:p>
          <text:p text:style-name="P152"><text:a xlink:type="simple" xlink:href="#__RefHeading__2129_1792442227" text:style-name="Index_20_Link" text:visited-style-name="Index_20_Link">2.2 apt<text:tab/>9</text:a></text:p>
          <text:p text:style-name="P152"><text:a xlink:type="simple" xlink:href="#__RefHeading__2131_1792442227" text:style-name="Index_20_Link" text:visited-style-name="Index_20_Link">2.3 aptitude<text:tab/>10</text:a></text:p>
          <text:p text:style-name="P152"><text:a xlink:type="simple" xlink:href="#__RefHeading__1981_954442987" text:style-name="Index_20_Link" text:visited-style-name="Index_20_Link">2.4 Configuración y ficheros relacionados.<text:tab/>11</text:a></text:p>
          <text:p text:style-name="P153"><text:a xlink:type="simple" xlink:href="#__RefHeading__2133_1792442227" text:style-name="Index_20_Link" text:visited-style-name="Index_20_Link">2.4.1 Archivo sources.list<text:tab/>11</text:a></text:p>
          <text:p text:style-name="P153"><text:a xlink:type="simple" xlink:href="#__RefHeading__6599_1792442227" text:style-name="Index_20_Link" text:visited-style-name="Index_20_Link">2.4.2 Repositorios en Ubuntu<text:tab/>14</text:a></text:p>
          <text:p text:style-name="P153"><text:a xlink:type="simple" xlink:href="#__RefHeading__6612_1792442227" text:style-name="Index_20_Link" text:visited-style-name="Index_20_Link">2.4.3 URIs en Ubuntu<text:tab/>14</text:a></text:p>
          <text:p text:style-name="P153"><text:a xlink:type="simple" xlink:href="#__RefHeading__6614_1792442227" text:style-name="Index_20_Link" text:visited-style-name="Index_20_Link">2.4.4 Distribuciones en Ubuntu<text:tab/>14</text:a></text:p>
          <text:p text:style-name="P153"><text:a xlink:type="simple" xlink:href="#__RefHeading__6616_1792442227" text:style-name="Index_20_Link" text:visited-style-name="Index_20_Link">2.4.5 Secciones en Ubuntu<text:tab/>15</text:a></text:p>
          <text:p text:style-name="P153"><text:a xlink:type="simple" xlink:href="#__RefHeading__2548_1010812929" text:style-name="Index_20_Link" text:visited-style-name="Index_20_Link">2.4.6 Ejemplo sources.list completo en Ubuntu<text:tab/>15</text:a></text:p>
          <text:p text:style-name="P153"><text:a xlink:type="simple" xlink:href="#__RefHeading__2550_1010812929" text:style-name="Index_20_Link" text:visited-style-name="Index_20_Link">Observaciones<text:tab/>16</text:a></text:p>
          <text:p text:style-name="P153"><text:a xlink:type="simple" xlink:href="#__RefHeading__6618_1792442227" text:style-name="Index_20_Link" text:visited-style-name="Index_20_Link">Archivo sources.list en aurex<text:tab/>16</text:a></text:p>
          <text:p text:style-name="P153"><text:a xlink:type="simple" xlink:href="#__RefHeading__2135_1792442227" text:style-name="Index_20_Link" text:visited-style-name="Index_20_Link">Otros ficheros de configuración<text:tab/>17</text:a></text:p>
          <text:p text:style-name="P151"><text:a xlink:type="simple" xlink:href="#__RefHeading__1983_954442987" text:style-name="Index_20_Link" text:visited-style-name="Index_20_Link">3. Debconf y preseed<text:tab/>17</text:a></text:p>
          <text:p text:style-name="P152"><text:a xlink:type="simple" xlink:href="#__RefHeading__2009_954442987" text:style-name="Index_20_Link" text:visited-style-name="Index_20_Link">3.1 <text:s/>Debconf priority y frontend<text:tab/>17</text:a></text:p>
          <text:p text:style-name="P152"><text:a xlink:type="simple" xlink:href="#__RefHeading__2011_954442987" text:style-name="Index_20_Link" text:visited-style-name="Index_20_Link">3.2 <text:s/>Preseed<text:tab/>18</text:a></text:p>
          <text:p text:style-name="P151"><text:a xlink:type="simple" xlink:href="#__RefHeading__2569_1010812929" text:style-name="Index_20_Link" text:visited-style-name="Index_20_Link">4. Búsqueda en diferentes repositorios<text:tab/>19</text:a></text:p>
          <text:p text:style-name="P153"><text:a xlink:type="simple" xlink:href="#__RefHeading__2255_1376798674" text:style-name="Index_20_Link" text:visited-style-name="Index_20_Link">4.1 <text:s/>Estructura de pool<text:tab/>19</text:a></text:p>
          <text:p text:style-name="P153"><text:a xlink:type="simple" xlink:href="#__RefHeading__2257_1376798674" text:style-name="Index_20_Link" text:visited-style-name="Index_20_Link">3.3.2 <text:s/>Comando apt-cache show<text:tab/>20</text:a></text:p>
          <text:p text:style-name="P153"><text:a xlink:type="simple" xlink:href="#__RefHeading__2277_1376798674" text:style-name="Index_20_Link" text:visited-style-name="Index_20_Link">3.3.3 packages.ubuntu.com<text:tab/>20</text:a></text:p>
          <text:p text:style-name="P153"><text:a xlink:type="simple" xlink:href="#__RefHeading__2259_1376798674" text:style-name="Index_20_Link" text:visited-style-name="Index_20_Link">3.3.4 <text:s/>Launchpad<text:tab/>21</text:a></text:p>
          <text:p text:style-name="P153"><text:a xlink:type="simple" xlink:href="#__RefHeading__2261_1376798674" text:style-name="Index_20_Link" text:visited-style-name="Index_20_Link">3.3.5 <text:s/>PPAs<text:tab/>22</text:a></text:p>
          <text:p text:style-name="P153"><text:a xlink:type="simple" xlink:href="#__RefHeading__2279_1376798674" text:style-name="Index_20_Link" text:visited-style-name="Index_20_Link">3.3.6 <text:s/>Otras direcciones de interés<text:tab/>23</text:a></text:p>
        </text:index-body>
      </text:table-of-content>
      <text:p text:style-name="P67"/>
      <text:h text:style-name="P135" text:outline-level="1"><text:bookmark-start text:name="__RefHeading__1975_954442987"/>1 Sistema de paquetes en Debian/Ubuntu<text:bookmark-end text:name="__RefHeading__1975_954442987"/></text:h>
      <text:h text:style-name="P136" text:outline-level="2" text:is-list-header="true"><text:bookmark-start text:name="__RefHeading__1977_954442987"/>1.1 <text:s/>Paquetes fuente y binarios<text:bookmark-end text:name="__RefHeading__1977_954442987"/></text:h>
      <text:p text:style-name="Standard"><text:span text:style-name="T1">La distribución del software se basa en </text:span><text:span text:style-name="T2">paquetes</text:span><text:span text:style-name="T1"> preparados para que el usuario los pueda instalar (o ejecutar) de forma sencilla. Este tipo de paquetes que contienen los programas , datos y otros ficheros para que el usuario pueda usar el software son lo que se conoce como paquetes binarios.</text:span></text:p>
      <text:p text:style-name="P4">La preparación de un paquete puede ser muy distinta en función del tipo de programa que deseemos empaquetar, librerías, ejecutables simples/múltiples, módulos de kernel, documentación, scripts de python, aplicaciones java...</text:p>
      <text:p text:style-name="Standard"><text:span text:style-name="T7">El sistema de paquetes de Debian y Ubuntu también permite empaquetar el código fuente (paquetes “source”).</text:span><text:span text:style-name="T1"> Aunque el trabajo tanto de los usuarios finales como de los <text:s/>administradores sea principalmente el manejo de paquetes binarios, desde el punto de vista del desarrollador, los paquetes fuente son realmente los más importantes, ya que contienen todo su trabajo de empaquetado, así como el de los creadores de los <text:s/>programas.</text:span></text:p>
      <text:p text:style-name="P4">Al final, los paquetes binarios se generan de forma automatizada desde los paquetes fuente, por lo que los binarios son fácilmente reproducibles (aunque los tiempos de compilación pueden ser muy elevevados en ocasiones).</text:p>
      <text:p text:style-name="P4">Empezaremos mostrando estructura y los contenidos de ambos tipos de paquetes.</text:p>
      <text:p text:style-name="P4"/>
      <text:p text:style-name="P76"><text:bookmark-start text:name="__RefHeading__6550_1792442227"/>Paquetes fuente<text:bookmark-end text:name="__RefHeading__6550_1792442227"/></text:p>
      <text:p text:style-name="P61"><text:span text:style-name="T12">Los paquetes fuente </text:span>contienen los archivos de un programa en el código original en que fueron escritorios junto con pequeños iconos o archivos de configuración que puedan necesitar. Contienen el código fuente del programa así como las instrucciones para crear los paquetes binarios. Este código fuente no sirve de nada si no se compila y se generan binarios ejecutables por el sistema.</text:p>
      <text:p text:style-name="P14"/>
      <text:p text:style-name="P61">No hay una correspondencia estricta entre el nombre de un paquete fuente y el de los paquetes binarios que genera. Existen muchas razones para generar múltiples paquetes binarios, un ejemplo, muchos servicios cliente/servidor donde deseamos instalar el servidor en una máquina y la parte cliente en otras (este es el caso, por ejemplo, de openssh-server y openssh-client). </text:p>
      <text:p text:style-name="P59"/>
      <text:p text:style-name="P59">Un paquete fuente generalmente consiste de tres archivos: uno <text:span text:style-name="Source_20_Text">.dsc</text:span>, uno <text:span text:style-name="Source_20_Text">.orig.tar.gz</text:span> y uno <text:span text:style-name="Source_20_Text">.debian.tar.gz</text:span> o <text:span text:style-name="Source_20_Text">.diff.gz</text:span>. Ellos permiten la creación de paquetes binarios (<text:span text:style-name="Source_20_Text">.deb</text:span>) de los programas desde su código fuente escrito en un lenguaje de programación. </text:p>
      <text:p text:style-name="P59"/>
      <text:p text:style-name="P70"><text:bookmark-start text:name="__RefHeading__6552_1792442227"/><text:soft-page-break/>Paquetes binarios<text:bookmark-end text:name="__RefHeading__6552_1792442227"/></text:p>
      <text:p text:style-name="P59"><text:span text:style-name="T12">Los paquetes binarios</text:span><text:span text:style-name="T13"> </text:span>(paquetes <text:span text:style-name="Source_20_Text">.deb)</text:span> contienen unidades funcionales consistentes (aplicaciones, documentación, etc.) facilitando su instalación y mantenimiento. No contienen el código fuente sino ficheros ejecutables o de configuración, datos, etc. En muchas ocasiones contienen codigo binario, de manera que cada tipo de procesador necesita su propia versión de cada paquete. En este curso nos vamos a centrar en los paquetes binarios de Debian, los<text:span text:style-name="Source_20_Text">.deb.</text:span></text:p>
      <text:p text:style-name="P63">En general un paquete binario contiene:</text:p>
      <text:list xml:id="list567352330" text:style-name="L2">
        <text:list-item text:start-value="1">
          <text:p text:style-name="P127">Los ficheros necesarios para utilizar el programa (ejecutables, ficheros de configuración y datos). Todos estos son obtenidos a partir del código fuente facilitado por el autor del programa.</text:p>
        </text:list-item>
        <text:list-item>
          <text:p text:style-name="P127">Los scripts necesarios para hacer la instalación, desinstalación y actualización del paquete de la forma más limpia posible.</text:p>
        </text:list-item>
        <text:list-item>
          <text:p text:style-name="P129">Datos asociados al programa: nombre, descripción (corta y larga), scripts necesarios para construir el paquete, para instalarlo, su licencia....</text:p>
        </text:list-item>
      </text:list>
      <text:p text:style-name="Text_20_body"/>
      <text:p text:style-name="Text_20_body">El formato de paquete binario utilizado por Debian y Ubuntu (y otras distribuciones derivadas, como <text:span text:style-name="T55">Aurex</text:span>) consiste un único fichero con extensión .deb.</text:p>
      <text:p text:style-name="P59">Un paquete Debian contiene tres archivos (como se puede ver con la ejecución del programa <text:span text:style-name="Source_20_Text">ar</text:span>)</text:p>
      <text:list xml:id="list1257158040" text:style-name="L3">
        <text:list-item>
          <text:p text:style-name="P92"><text:span text:style-name="Source_20_Text"><text:span text:style-name="T51">debian-binary</text:span></text:span><text:span text:style-name="T50">. Es un archivo de texto que indica simplemente la versión del archivo </text:span><text:span text:style-name="Source_20_Text"><text:span text:style-name="T50">.deb</text:span></text:span><text:span text:style-name="T50"> utilizado <text:s/></text:span></text:p>
        </text:list-item>
        <text:list-item>
          <text:p text:style-name="P92"><text:span text:style-name="Source_20_Text"><text:span text:style-name="T51">control.tar.gz</text:span></text:span><text:span text:style-name="T51">.</text:span><text:span text:style-name="T50"> <text:s/>Contiene toda la metainformación disponible. Las herramientas de gestión de paquetes encuentran en él, entre otras cosas, el nombre y la versión del paquete. Alguna de esta metainformación les</text:span> permite determinar si es posible instalar o desinstalarlo, por ejemplo según la lista de paquetes que ya se encuentran en el equipo. </text:p>
        </text:list-item>
        <text:list-item>
          <text:p text:style-name="P93"><text:span text:style-name="Source_20_Text"><text:span text:style-name="T51">data.tar.gz.</text:span></text:span> Contiene todos los archivos a extraerse del paquete; aquí es donde están almacenados los archivos ejecutables, la documentación etc. Algunos paquetes pueden utilizar otros formatos de compresión, en los que el archivo tendrá otro nombre (<text:span text:style-name="Source_20_Text"><text:span text:style-name="T54">data.tar.bz2</text:span></text:span><text:span text:style-name="T54"> para bzip2m, </text:span><text:span text:style-name="Source_20_Text"><text:span text:style-name="T54">data.tar.xz</text:span></text:span><text:span text:style-name="T54"> para XZ, </text:span><text:span text:style-name="Source_20_Text"><text:span text:style-name="T54">data.tar.lzma</text:span></text:span><text:span text:style-name="T54"> para LZMA). </text:span></text:p>
        </text:list-item>
      </text:list>
      <text:p text:style-name="P13"/>
      <text:p text:style-name="P13"/>
      <text:h text:style-name="Heading_20_4" text:outline-level="4" text:is-list-header="true"><text:bookmark-start text:name="__RefHeading__2139_1792442227"/>Ventajas del uso de paquetes .deb<text:bookmark-end text:name="__RefHeading__2139_1792442227"/></text:h>
      <text:p text:style-name="P4">Los paquetes .deb se pueden instalar directamente desde el pool de cada distribución mediante herramientas como apt, aptitude o synaptic, siempre que se tenga el archivo sources.list correctamente configurado. O bien mediante dpkg descargando previamente el paquete ( packages.ubuntu.com, <text:s text:c="6"/>packages.debian.org), lo que facilita su distribución.</text:p>
      <text:p text:style-name="P13"/>
      <text:p text:style-name="P59">En un sólo archivo con extensión ".deb" podemos empaquetar todos los ficheros que <text:soft-page-break/>forman nuestra aplicación, especificar las dependencias de otros paquetes que sabemos necesarias o recomendables, controlar dónde debe copiarse cada archivo de nuestro proyecto e indicar qué operaciones complementarias deben hacerse antes y después de la copia de los ficheros.</text:p>
      <text:p text:style-name="P59"/>
      <text:p text:style-name="P59">Entre los metadatos de cada paquete, encontramos también un número de versión, lo que permite detectar fácilmente la necesidad de actualizaciones y la presencia de nuevas versiones.</text:p>
      <text:p text:style-name="P59"/>
      <text:p text:style-name="P59">Además un paquete Debian puede desinstalarse con un sólo comando, sin dejar rastros y pudiendo también especificar que acciones adicionales se deben efectuar antes y después del proceso de eliminación de ficheros.</text:p>
      <text:p text:style-name="P59"/>
      <text:p text:style-name="P59">Por último, el sistema mantiene la lista de paquetes junto a las descripciones, versiones, estado de instalación, etc <text:span text:style-name="T14">…</text:span> Esta base de datos puede utilizarse para búsquedas o consultas y también para determinar el estado exacto del sistema en cada momento.</text:p>
      <text:p text:style-name="P59"/>
      <text:p text:style-name="P59">Perdemos todas estas ventajas cuando instalamos aplicaciones no empaquetadas directamente desde un “tar.gz”.</text:p>
      <text:p text:style-name="P59"/>
      <text:p text:style-name="P24"/>
      <text:h text:style-name="P138" text:outline-level="2" text:is-list-header="true"><text:bookmark-start text:name="__RefHeading__2125_1792442227"/>1.2 Nombre y versión de los paquetes<text:bookmark-end text:name="__RefHeading__2125_1792442227"/></text:h>
      <text:p text:style-name="P68">En Debian todo el software viene en paquetes. Algunas reglas sobre los paquetes: </text:p>
      <text:list xml:id="list1444573776" text:style-name="L4">
        <text:list-item>
          <text:p text:style-name="P94">Los paquetes tienen un nombre y una versión. </text:p>
        </text:list-item>
        <text:list-item>
          <text:p text:style-name="P94">No se puede tener instalados dos paquetes con el mismo nombre y diferente versión, una versión de un mismo paquete reemplaza a otra. </text:p>
        </text:list-item>
        <text:list-item>
          <text:p text:style-name="P94">Cada archivo puede pertenecer a lo sumo a un paquete, nunca a más. </text:p>
        </text:list-item>
        <text:list-item>
          <text:p text:style-name="P96">Un paquete tiene referencias a otros: puede depender de, recomendar o sugerir otros paquetes. </text:p>
        </text:list-item>
      </text:list>
      <text:p text:style-name="P77"/>
      <text:p text:style-name="P77"/>
      <text:h text:style-name="P139" text:outline-level="2" text:is-list-header="true"><text:bookmark-start text:name="__RefHeading__6557_1792442227"/>1.3 Operaciones y estados de paquetes<text:bookmark-end text:name="__RefHeading__6557_1792442227"/></text:h>
      <text:p text:style-name="P65">Un paquete puede estar principalmente en tres estados: <text:span text:style-name="Emphasis"><text:span text:style-name="T41">instalado</text:span></text:span><text:span text:style-name="T43">,</text:span><text:span text:style-name="T41"> </text:span><text:span text:style-name="Emphasis"><text:span text:style-name="T41">sólo la configuración</text:span></text:span><text:span text:style-name="T43">,</text:span><text:span text:style-name="T41"> </text:span><text:span text:style-name="Emphasis"><text:span text:style-name="T41">desinstalado</text:span></text:span>. </text:p>
      <text:p text:style-name="P65">El primer y el último estado son obvios, el paquete está o no está. </text:p>
      <text:p text:style-name="P65">El del medio es más interesante. En este estado el paquete no está, pero sus archivos de configuración sí. Cuando borranos un paquete normalmente, por defecto pasa a este estado, por lo que si lo volvemos a instalar recuperamos la configuración. Cuando <text:soft-page-break/>estamos seguros que podemos deshacernos de todo rastro de ese paquete entonces hay que no sólo desinstalarlo, sino <text:span text:style-name="Strong_20_Emphasis">purgarlo</text:span>. </text:p>
      <text:p text:style-name="P65"/>
      <text:p text:style-name="P65"/>
      <text:h text:style-name="Heading_20_2" text:outline-level="2" text:is-list-header="true"><text:bookmark-start text:name="__RefHeading__2117_1792442227"/>1.4 Tipos especiales de paquetes.<text:bookmark-end text:name="__RefHeading__2117_1792442227"/></text:h>
      <text:h text:style-name="Heading_20_4" text:outline-level="4"><text:bookmark-start text:name="__RefHeading__2119_1792442227"/>1.4.1 Metapaquetes<text:bookmark-end text:name="__RefHeading__2119_1792442227"/></text:h>
      <text:p text:style-name="Text_20_body">Son paquetes que no tienen un contenido real pero son utilizados para instalar un conjunto de paquetes. Es decir, es simplemente un paquete que depende de muchos otros formando una lista de paquetes a instalar.</text:p>
      <text:p text:style-name="Text_20_body"><text:span text:style-name="T28">Ejemplos</text:span><text:span text:style-name="T29">: (Puedes consultar la información de cada paquete mediante el comando <text:s/></text:span><text:span text:style-name="T33">aptitude show &lt;nombre_paquete&gt;</text:span><text:span text:style-name="T29">)</text:span></text:p>
      <text:list xml:id="list1165269529" text:style-name="L5">
        <text:list-item>
          <text:p text:style-name="P82"><text:span text:style-name="Strong_20_Emphasis"><text:span text:style-name="T29">build-essential</text:span></text:span><text:span text:style-name="T29">: depende del compilador gcc, g++ y otras herramientas de desarrollo como make. </text:span></text:p>
        </text:list-item>
        <text:list-item>
          <text:p text:style-name="P82"><text:span text:style-name="Strong_20_Emphasis"><text:span text:style-name="T50">gnome-devel</text:span></text:span><text:span text:style-name="T50">: depende de todas las librerías de desarrollo de gnome y además de anjuta (el IDE de Gnome).</text:span></text:p>
        </text:list-item>
        <text:list-item>
          <text:p text:style-name="P83"><text:span text:style-name="T35">gnome-desktop-environment</text:span><text:span text:style-name="T37">: Este paquete depende del conjunto estándar de aplicaciones que forman parte de GNOME. Proporciona gran </text:span><text:span text:style-name="T37">parte de lo que es necesario para el uso diario del equipo, incluida la navegación web, correo electrónico, grabación de CDs, herramientas de cifrado, reproducción de audio y vídeo, la red y herramientas de comunicación, el documento de televidentes, las utilidades de escritorio remoto, y mucho más.</text:span></text:p>
        </text:list-item>
      </text:list>
      <text:list xml:id="list1076265881" text:style-name="L6">
        <text:list-item>
          <text:p text:style-name="P84"><text:span text:style-name="Strong_20_Emphasis"><text:span text:style-name="T50">kde-devel</text:span></text:span><text:span text:style-name="T50">: lo mismo que el anterior, pero para KDE. </text:span></text:p>
        </text:list-item>
      </text:list>
      <text:list xml:id="list1988585581" text:style-name="L7">
        <text:list-item>
          <text:p text:style-name="P85"><text:span text:style-name="Strong_20_Emphasis"><text:span text:style-name="T50">xorg-dev</text:span></text:span><text:span text:style-name="T50">: contiene tolas las librerias de desarrollo para X.org, muy util para compilar los drivers de nVIDIA.</text:span></text:p>
        </text:list-item>
      </text:list>
      <text:p text:style-name="P23"/>
      <text:p text:style-name="P23"/>
      <text:h text:style-name="P141" text:outline-level="4"><text:bookmark-start text:name="__RefHeading__2121_1792442227"/>1.4.2 Paquetes virtuales<text:bookmark-end text:name="__RefHeading__2121_1792442227"/></text:h>
      <text:p text:style-name="Text_20_body">Son aquellos que no existen realmente pero representan una funcionalidad proporcionada por otros. Por ejemplo, los paquetes de documentación en html no suelen depender de un navegador específico, sino de www-browser. A su vez, los navegadores proporcionan ese nombre de paquete (ofrecen esa funcionalidad), por que la dependencia se ve satisfecha con cualquiera de ellos.</text:p>
      <text:p text:style-name="Text_20_body"/>
      <text:p text:style-name="Text_20_body"/>
      <text:h text:style-name="P141" text:outline-level="4"><text:bookmark-start text:name="__RefHeading__2123_1792442227"/>1.4.3 Paquetes transicionales o dummy<text:bookmark-end text:name="__RefHeading__2123_1792442227"/></text:h>
      <text:list xml:id="list954386773" text:style-name="L8">
        <text:list-header>
          <text:p text:style-name="P97">Son los paquetes que solo se instalan para facilitar transición entre versiones.</text:p>
        </text:list-header>
      </text:list>
      <text:p text:style-name="P64"><text:soft-page-break/>Mediante el comando <text:s/>“<text:span text:style-name="T23">dpkg -l </text:span><text:span text:style-name="T24">| </text:span><text:span text:style-name="T23">grep -i transitional</text:span>” podemos ver los paquetes transicionales que tenemos instalados en nuestro sistema.</text:p>
      <text:p text:style-name="P64">Observa por ejemplo el resultado de la ejecución de:</text:p>
      <text:p text:style-name="P155"><text:s/><text:tab/>$ <text:span text:style-name="T25">apt-cache show dhcp3-server</text:span></text:p>
      <text:p text:style-name="P66"/>
      <text:h text:style-name="Heading_20_1" text:outline-level="1"><text:bookmark-start text:name="__RefHeading__1979_954442987"/>2 Utilidades de gestión de paquetes.<text:bookmark-end text:name="__RefHeading__1979_954442987"/></text:h>
      <text:p text:style-name="Standard"><text:span text:style-name="T56">En cuanto</text:span> a las utilidades para la gestión de paquetes, tenemos dos entornos de trabajo, mediante línea de comandos y mediante la interfaz gráfica.</text:p>
      <text:list xml:id="list1376359532" text:style-name="L9">
        <text:list-item>
          <text:p text:style-name="P113">Línea de comandos o CLI :</text:p>
        </text:list-item>
      </text:list>
      <text:list xml:id="list1430558903" text:style-name="L10">
        <text:list-header>
          <text:p text:style-name="P116"><text:span text:style-name="T41">dpkg</text:span>: es una herramienta de bajo nivel ya que no puede resolver confictos entre paquetes o instalar paquetes dependientes. Trabaja con ficheros .deb y con la base de datos o registro de paquetes del sistema</text:p>
        </text:list-header>
        <text:list-item>
          <text:p text:style-name="P116"><text:span text:style-name="T41">apt y aptitude</text:span>: practicamente puede hacerse lo mismo con apt que con aptitude, aunque la mayoria de administradores prefieren apt. El comando aptitude queda un tanto anticuado. Ambos comandos son <text:s/>herramientas de alto nivel, « frontends », que trabajan con repositorios y resuelven dependencias y conflictos entre paquetes</text:p>
        </text:list-item>
      </text:list>
      <text:p text:style-name="P57"><text:s text:c="26"/>Ejemplos : </text:p>
      <text:p text:style-name="codigo"><text:span text:style-name="T7"><text:tab/><text:tab/>$ </text:span><text:span text:style-name="T23">apt-get</text:span></text:p>
      <text:p text:style-name="codigo"><text:span text:style-name="T23"><text:tab/><text:tab/><text:tab/></text:span><text:span text:style-name="T52">Este APT tiene poderes de super vaca. </text:span></text:p>
      <text:p text:style-name="P79"><text:tab/><text:tab/><text:tab/>$ apt-get moo</text:p>
      <text:p text:style-name="P81"><text:span text:style-name="Source_20_Text"><text:span text:style-name="T57"><text:s text:c="11"/>(__) </text:span></text:span></text:p>
      <text:p text:style-name="P80"><text:span text:style-name="Source_20_Text"><text:span text:style-name="T57"><text:s text:c="9"/>(oo) </text:span></text:span></text:p>
      <text:p text:style-name="P80"><text:span text:style-name="Source_20_Text"><text:span text:style-name="T57"><text:s text:c="3"/>/------\/ </text:span></text:span></text:p>
      <text:p text:style-name="P80"><text:span text:style-name="Source_20_Text"><text:span text:style-name="T57"><text:s text:c="2"/>/ | <text:s text:c="3"/>|| <text:s text:c="2"/></text:span></text:span></text:p>
      <text:p text:style-name="P80"><text:span text:style-name="Source_20_Text"><text:span text:style-name="T57"><text:s/>* <text:s/>/\---/\ </text:span></text:span></text:p>
      <text:p text:style-name="P80"><text:span text:style-name="Source_20_Text"><text:span text:style-name="T57"><text:s text:c="4"/>~~ <text:s text:c="2"/>~~ <text:s text:c="2"/></text:span></text:span></text:p>
      <text:p text:style-name="P80"><text:span text:style-name="Source_20_Text"><text:span text:style-name="T57">...."Have you mooed today?"... </text:span></text:span></text:p>
      <text:p text:style-name="P79"><text:tab/><text:tab/><text:tab/>$ aptitude moo</text:p>
      <text:p text:style-name="P75"><text:span text:style-name="T52"><text:tab/><text:tab/><text:tab/></text:span><text:span text:style-name="Source_20_Text"><text:span text:style-name="T52">No hay ningún huevo de pascua en este programa.</text:span></text:span></text:p>
      <text:p text:style-name="P62"><text:tab/><text:tab/><text:tab/></text:p>
      <text:list xml:id="list312458159" text:continue-numbering="true" text:style-name="L10">
        <text:list-header>
          <text:p text:style-name="P114"/>
        </text:list-header>
      </text:list>
      <text:list xml:id="list918171270" text:continue-list="list1376359532" text:style-name="L9">
        <text:list-item>
          <text:p text:style-name="P113">GUI:</text:p>
        </text:list-item>
      </text:list>
      <text:list xml:id="list648040777" text:continue-list="list312458159" text:style-name="L10">
        <text:list-item>
          <text:p text:style-name="P116"><text:span text:style-name="T41">synaptic : </text:span><text:span text:style-name="T43">es una aplicación gráfica que proporciona gran cantidad de información y control sobre la gestión de paquetes. Además es capaz de resolver coflictos de dependencias</text:span></text:p>
        </text:list-item>
        <text:list-item>
          <text:p text:style-name="P116"><text:span text:style-name="T41">gdebi : </text:span>es un <text:bookmark text:name="IL_AD2"/>instalador de paquetes Debian diseñado para resolver dependencias e <text:bookmark text:name="IL_AD3"/>instalar paquetes. Determinará las dependencias del archivo .deb local y descargará e instalará el software adicional desde <text:soft-page-break/>repositorios remotos</text:p>
        </text:list-item>
        <text:list-item>
          <text:p text:style-name="P116"><text:span text:style-name="T41">update-manager : </text:span>El update-manager es una aplicación que ayuda a los usuarios a mantener su sistema actualizado, notificandole cuando encuentra actualizaciones disponibles</text:p>
        </text:list-item>
        <text:list-item>
          <text:p text:style-name="P116"><text:span text:style-name="T41">Centro de software de Ubuntu : </text:span><text:span text:style-name="T43">es</text:span> una aplicación que permite buscar, instalar y desinstalar aplicaciones del sistema operativo, y además añadir repositorios de terceros para instalar aplicaciones que no se encuentren en los repositorios oficiales de Ubuntu.</text:p>
        </text:list-item>
      </text:list>
      <text:p text:style-name="Standard"/>
      <text:h text:style-name="P137" text:outline-level="2" text:is-list-header="true"><text:bookmark-start text:name="__RefHeading__2127_1792442227"/>2.1 dpkg<text:bookmark-end text:name="__RefHeading__2127_1792442227"/></text:h>
      <text:p text:style-name="P69"><text:span text:style-name="T1">La herramienta más básica de gestión de paquetes que podemos encontrar es el </text:span><text:span text:style-name="T4">dpkg</text:span><text:span text:style-name="T1">. Ésta nos permite instalar y desinstalar paquetes los cuales tenemos en </text:span><text:span text:style-name="T1">nuestro disco duro. <text:s text:c="2"/>(Para poder instalar un paquete siempre se tiene que tener permisos de root)</text:span></text:p>
      <text:p text:style-name="P68"/>
      <text:p text:style-name="P55"><text:tab/><text:tab/>$ sudo dpkg -i paquete_version.deb</text:p>
      <text:p text:style-name="P30"/>
      <text:p text:style-name="P33"><text:span text:style-name="T1">Otros usos del comando </text:span><text:span text:style-name="T4">dpkg</text:span><text:span text:style-name="T1">:</text:span></text:p>
      <text:p text:style-name="P31">Consultas</text:p>
      <table:table table:name="Table1" table:style-name="Table1">
        <table:table-column table:style-name="Table1.A"/>
        <table:table-column table:style-name="Table1.B"/>
        <table:table-row>
          <table:table-cell table:style-name="Table1.A1" office:value-type="string">
            <text:p text:style-name="P34">dpkg <text:s/>-l</text:p>
          </table:table-cell>
          <table:table-cell table:style-name="Table1.A1" office:value-type="string">
            <text:p text:style-name="P53">lista los paquetes instalados y sus versiones.(este comando combinado con grep es de gran utilidad)</text:p>
          </table:table-cell>
        </table:table-row>
        <table:table-row>
          <table:table-cell table:style-name="Table1.A1" office:value-type="string">
            <text:p text:style-name="P36"><text:span text:style-name="T1">dpkg <text:s/>-s </text:span><text:span text:style-name="T2">paquete</text:span></text:p>
          </table:table-cell>
          <table:table-cell table:style-name="Table1.A1" office:value-type="string">
            <text:p text:style-name="P50">muestra ver el estado de un paquete, información sobre la versión, campos de descripción</text:p>
          </table:table-cell>
        </table:table-row>
        <table:table-row>
          <table:table-cell table:style-name="Table1.A1" office:value-type="string">
            <text:p text:style-name="P36"><text:span text:style-name="T1">dpkg <text:s/>-L </text:span><text:span text:style-name="T2">paquete</text:span></text:p>
          </table:table-cell>
          <table:table-cell table:style-name="Table1.A1" office:value-type="string">
            <text:p text:style-name="P52">Permite ver los archivos pertenecientes a un paquete</text:p>
          </table:table-cell>
        </table:table-row>
        <table:table-row>
          <table:table-cell table:style-name="Table1.A1" office:value-type="string">
            <text:p text:style-name="P37"><text:span text:style-name="T1">dpkg -S </text:span><text:span text:style-name="T2">fichero</text:span></text:p>
          </table:table-cell>
          <table:table-cell table:style-name="Table1.A1" office:value-type="string">
            <text:p text:style-name="P52">Permite saber a qué paquete pertenece un determinado fichero.</text:p>
            <text:p text:style-name="P52">P.e: <text:s text:c="4"/>dpkg -S /usr/bin/vim.gnome</text:p>
          </table:table-cell>
        </table:table-row>
        <table:table-row>
          <table:table-cell table:style-name="Table1.A1" office:value-type="string">
            <text:p text:style-name="P35">dpkg –get-selections<text:tab/>paquete</text:p>
          </table:table-cell>
          <table:table-cell table:style-name="Table1.A1" office:value-type="string">
            <text:p text:style-name="P50">permite obtener un listado de todos los paquetes instalados</text:p>
          </table:table-cell>
        </table:table-row>
        <table:table-row table:style-name="Table1.6">
          <table:table-cell table:style-name="Table1.A1" office:value-type="string">
            <text:p text:style-name="P25">dpkg -c paquete-no-instalado.deb</text:p>
            <text:p text:style-name="P56"/>
          </table:table-cell>
          <table:table-cell table:style-name="Table1.B6" office:value-type="string">
            <text:p text:style-name="P51">listado de los componentes que provee un paquete antes de ser instalado</text:p>
          </table:table-cell>
        </table:table-row>
        <table:table-row>
          <table:table-cell table:style-name="Table1.A1" office:value-type="string">
            <text:p text:style-name="P26">dpkg -S /elemento/en/sistema</text:p>
            <text:p text:style-name="P56"/>
          </table:table-cell>
          <table:table-cell table:style-name="Table1.A1" office:value-type="string">
            <text:p text:style-name="P51">saber a que paquete pertenece un fichero u otro componente instalado en el sistema</text:p>
          </table:table-cell>
        </table:table-row>
        <table:table-row>
          <table:table-cell table:style-name="Table1.A1" office:value-type="string">
            <text:p text:style-name="P26">dpkg --compare-versions ver1 op <text:soft-page-break/>ver2 </text:p>
          </table:table-cell>
          <table:table-cell table:style-name="Table1.A1" office:value-type="string">
            <text:p text:style-name="P49"><text:span text:style-name="T29">Compara números de versión, <text:s/>donde <text:s/></text:span><text:span text:style-name="Emphasis"><text:span text:style-name="T29">op</text:span></text:span><text:span text:style-name="T29"> <text:s/></text:span><text:soft-page-break/><text:span text:style-name="T29">es <text:s/>un <text:s/>operador <text:s/>binario.</text:span></text:p>
            <text:p text:style-name="P52">Devuelve <text:s/>éxito <text:s/>(cero) <text:s/>si la condición especificada se cumple, y fallo (resultado distinto de cero) si <text:s/>no. <text:s/></text:p>
            <text:p text:style-name="P49"><text:span text:style-name="T29">Hay <text:s/>dos <text:s/>grupos <text:s/>de operadores, <text:s/>que <text:s/>difieren <text:s/>en cómo se comportan cuando les falta alguno de los operandos. Los primeros tratan la falta de <text:s/>versión como la versión más antigua posible: </text:span><text:span text:style-name="Strong_20_Emphasis"><text:span text:style-name="T29">lt le eq ne ge gt</text:span></text:span><text:span text:style-name="T29">. <text:s/>Los otros tratan la falta de versin como <text:s/>la <text:s/>ms <text:s/>moderna <text:s/>posible: <text:s/></text:span><text:span text:style-name="Strong_20_Emphasis"><text:span text:style-name="T29">lt-nl </text:span></text:span><text:span text:style-name="T29"><text:s text:c="2"/></text:span><text:span text:style-name="Strong_20_Emphasis"><text:span text:style-name="T29">le-nl <text:s/>ge-nl <text:s/>gt-nl</text:span></text:span><text:span text:style-name="T29">. <text:s/>estos <text:s/>se dan slo por </text:span><text:span text:style-name="T29">compatibilidad con la <text:s text:c="14"/>sintaxis del fichero de control: </text:span><text:span text:style-name="Strong_20_Emphasis"><text:span text:style-name="T29">&lt; &lt;&lt; &lt;= = &gt;= &gt;&gt; &gt;</text:span></text:span><text:span text:style-name="T29">.</text:span></text:p>
            <text:p text:style-name="P52"/>
          </table:table-cell>
        </table:table-row>
      </table:table>
      <text:p text:style-name="P38"/>
      <text:p text:style-name="P32"><text:tab/></text:p>
      <text:p text:style-name="P27">Instalación:</text:p>
      <table:table table:name="Table2" table:style-name="Table2">
        <table:table-column table:style-name="Table2.A"/>
        <table:table-column table:style-name="Table2.B"/>
        <table:table-row table:style-name="Table2.1">
          <table:table-cell table:style-name="Table2.A1" office:value-type="string">
            <text:p text:style-name="P25">dpkg -i paquete-no-instalado.deb</text:p>
          </table:table-cell>
          <table:table-cell table:style-name="Table2.A1" office:value-type="string">
            <text:p text:style-name="P45">Instalar un paquete</text:p>
          </table:table-cell>
        </table:table-row>
        <table:table-row table:style-name="Table2.1">
          <table:table-cell table:style-name="Table2.A1" office:value-type="string">
            <text:p text:style-name="P25">dpkg -Gi paquete-no-instalado.deb</text:p>
          </table:table-cell>
          <table:table-cell table:style-name="Table2.A1" office:value-type="string">
            <text:p text:style-name="P45">Instalar o actualizar un paquete .deb</text:p>
          </table:table-cell>
        </table:table-row>
        <table:table-row table:style-name="Table2.1">
          <table:table-cell table:style-name="Table2.A1" office:value-type="string">
            <text:p text:style-name="P25">dpkg -x paquete-no-instalado.deb</text:p>
          </table:table-cell>
          <table:table-cell table:style-name="Table2.A1" office:value-type="string">
            <text:p text:style-name="P45">Extraer el contenido, sin instalar</text:p>
          </table:table-cell>
        </table:table-row>
        <table:table-row table:style-name="Table2.1">
          <table:table-cell table:style-name="Table2.A1" office:value-type="string">
            <text:p text:style-name="P25">dpkg -R ~/Downloads/</text:p>
          </table:table-cell>
          <table:table-cell table:style-name="Table2.A1" office:value-type="string">
            <text:p text:style-name="P46">Si se tiene un directorio lleno de paquetes .deb y se desea instalarlos todos, se puede utilizar lo siguiente, considerando para el ejemplo que el directorio <text:span text:style-name="T40">~/Downloads/</text:span> contiene varios paquetes .deb</text:p>
          </table:table-cell>
        </table:table-row>
        <table:table-row table:style-name="Table2.1">
          <table:table-cell table:style-name="Table2.A1" office:value-type="string">
            <text:p text:style-name="P25">dpkg-reconfigure</text:p>
          </table:table-cell>
          <table:table-cell table:style-name="Table2.A1" office:value-type="string">
            <text:p text:style-name="P48">Vuelve a configurar un paquete ya instalado (si utiliza debconf)</text:p>
            <text:p text:style-name="P46"/>
          </table:table-cell>
        </table:table-row>
      </table:table>
      <text:p text:style-name="P37"/>
      <text:p text:style-name="P27">Desinstalación:</text:p>
      <table:table table:name="Table3" table:style-name="Table3">
        <table:table-column table:style-name="Table3.A"/>
        <table:table-column table:style-name="Table3.B"/>
        <table:table-row table:style-name="Table3.1">
          <table:table-cell table:style-name="Table3.A1" office:value-type="string">
            <text:p text:style-name="P29">dpkg -r paquete</text:p>
          </table:table-cell>
          <table:table-cell table:style-name="Table3.A1" office:value-type="string">
            <text:p text:style-name="P52">Desinstala un paquete sin borrar los archivos de configuración.</text:p>
          </table:table-cell>
        </table:table-row>
        <table:table-row table:style-name="Table3.1">
          <table:table-cell table:style-name="Table3.A1" office:value-type="string">
            <text:p text:style-name="P37"><text:span text:style-name="T1">dpkg [-P|-purge] <text:s/></text:span><text:span text:style-name="T2">paquete</text:span></text:p>
          </table:table-cell>
          <table:table-cell table:style-name="Table3.A1" office:value-type="string">
            <text:p text:style-name="P50">Elimina un paquete y sus ficheros de configuración.</text:p>
          </table:table-cell>
        </table:table-row>
      </table:table>
      <text:p text:style-name="P32"/>
      <text:p text:style-name="P33"><text:span text:style-name="T1">Instalar mediante </text:span><text:span text:style-name="T3">dpkg</text:span><text:span text:style-name="T1"> un paquete es muy sencillo, pero tiene un inconveniente: </text:span><text:span text:style-name="T1">no resuelve dependencias, es decir, no instalará todos los paquetes necesarios </text:span><text:span text:style-name="T1">para que nuestro paquete funcione correctamente</text:span><text:span text:style-name="T1"><text:note text:id="ftn1" text:note-class="footnote"><text:note-citation>1</text:note-citation><text:note-body><text:p text:style-name="Footnote"><text:s/>A los paquetes necesarios para el correcto funcionamiento de un programa reciben el nombre <text:span text:style-name="T41">dependencias</text:span>.</text:p></text:note-body></text:note></text:span><text:span text:style-name="T1">. Para resolver este pequeño </text:span><text:soft-page-break/><text:span text:style-name="T1">problema podemos ejecutar:</text:span></text:p>
      <text:p text:style-name="P30"/>
      <text:p text:style-name="P55"><text:tab/><text:tab/>$ sudo aptitude -f install</text:p>
      <text:p text:style-name="P41"><text:tab/></text:p>
      <text:p text:style-name="P15"><text:span text:style-name="T1">El </text:span><text:span text:style-name="T4">apt-get</text:span><text:span text:style-name="T6"> y el </text:span><text:span text:style-name="T4">aptitude </text:span><text:span text:style-name="T6">son dos frontends al dpkg, <text:s/>que nos permiten descargar desde un repositorio un programa o grupo de programas y sus dependencias de forma automática. Su funcionamiento es muy similar, y sus parámetros también lo son. El aptitude es más moderno, siendo el método recomendado para instalar paquetes en un sistema Debian, ya que tiene una resolución de dependencias más avanzada, que generalmente provoca un número ligeramente mayor de programas instalados. Por el contrario, apt permite un mejor control en la lista de </text:span><text:span text:style-name="T6">paquetes a instalar, que es una característica muy valorado por los administradores y usuarios más expertos.</text:span></text:p>
      <text:p text:style-name="P16"/>
      <text:h text:style-name="Heading_20_2" text:outline-level="2" text:is-list-header="true"><text:bookmark-start text:name="__RefHeading__2129_1792442227"/>2.2 apt<text:bookmark-end text:name="__RefHeading__2129_1792442227"/></text:h>
      <text:p text:style-name="P16">Apt se compone de varios comandos (apt-cache, apt-extracttemplates, apt-key, apt-cdrom, apt-ftparchive, apt-mark, apt-config, apt-get y apt-sortpkgs).</text:p>
      <text:p text:style-name="P15"><text:span text:style-name="T4">apt-get</text:span><text:span text:style-name="T6">:</text:span> se encarga de instalar y desinstalar paquetes, los descarga de un mirror, indicado en /etc/apt/sources.list) y los instala con dpkg. Es una herramienta con gran cantidad de opciones:</text:p>
      <text:p text:style-name="P15"/>
      <text:list xml:id="list1452397474" text:style-name="L11">
        <text:list-item>
          <text:p text:style-name="P145"><text:span text:style-name="T40">apt-get update</text:span> Esta opcion actualiza la lista de paquetes de los mirrors que hay en /etc/apt/sources.list, de esta forma se determina si han habido actualizaciones de paquetes.</text:p>
        </text:list-item>
        <text:list-item>
          <text:p text:style-name="P145"><text:span text:style-name="T40">apt-get upgrade/dist-upgrade.</text:span> Opcion de actualizacion, la opcion upgrade instala la versión más nueva de todos los paquetes instalados en el sistema, pero no desinstala paquetes o instala nuevos. Con dist-upgrade se actualizan componentes del sistema con lo que es recomendable reiniciar (en ambos casos hay que realizar siempre antes un apt-get update).</text:p>
        </text:list-item>
        <text:list-item>
          <text:p text:style-name="P145"><text:span text:style-name="T40">apt-get install</text:span><text:span text:style-name="T43">. D</text:span>escarga e instala paquetes. </text:p>
        </text:list-item>
        <text:list-item>
          <text:p text:style-name="P145"><text:span text:style-name="T40">apt-get remove</text:span>. Elimina paquetes, pero no su configuración. </text:p>
        </text:list-item>
        <text:list-item>
          <text:p text:style-name="P145"><text:span text:style-name="T40">apt-get autoremove</text:span>. Borra un paquete y todas sus dependencias.</text:p>
        </text:list-item>
        <text:list-item>
          <text:p text:style-name="P145"><text:span text:style-name="T40">apt-get purge</text:span>. Elimina paquetes, junto con todas sus configuraciones.</text:p>
        </text:list-item>
        <text:list-item>
          <text:p text:style-name="P145"><text:span text:style-name="T40">apt-get source</text:span>. Descarga el codigo fuente de un paquete.</text:p>
        </text:list-item>
        <text:list-item>
          <text:p text:style-name="P145"><text:soft-page-break/><text:span text:style-name="T40">apt-get clean</text:span>. Borra archivos temporales de apt-get (paquetes descargados).</text:p>
        </text:list-item>
        <text:list-item>
          <text:p text:style-name="P145"><text:span text:style-name="T40">apt-get check</text:span>. Comprueba que no haya dependencias incumplidas.</text:p>
        </text:list-item>
        <text:list-item>
          <text:p text:style-name="P145"><text:span text:style-name="T40">apt-get -f install</text:span><text:span text:style-name="T47"> (sin nombre de paquete)</text:span><text:span text:style-name="T43">.</text:span><text:span text:style-name="T40"> </text:span>Arregla las dependencias incumplidas</text:p>
        </text:list-item>
      </text:list>
      <text:p text:style-name="P18"><text:span text:style-name="T4">Apt-cache</text:span><text:span text:style-name="T6">:</text:span> busca paquetes en el caché local.</text:p>
      <text:list xml:id="list2087464955" text:continue-list="list1452397474" text:style-name="L11">
        <text:list-item text:start-value="1">
          <text:p text:style-name="P146"><text:span text:style-name="T40">apt-cache search </text:span><text:span text:style-name="T47">patrón</text:span>: Busca coincidencias en los nombres y descripciones de paquetes conocidos</text:p>
        </text:list-item>
        <text:list-item>
          <text:p text:style-name="P146"><text:span text:style-name="T40">apt-cache show </text:span><text:span text:style-name="T47">paquete</text:span>: Muestra la informacion sobre un paquete</text:p>
        </text:list-item>
        <text:list-item>
          <text:p text:style-name="P146"><text:span text:style-name="T40">apt-cache showsrc</text:span>: Muestra informacion sobre un paquete fuente</text:p>
        </text:list-item>
        <text:list-item>
          <text:p text:style-name="P147"><text:span text:style-name="T36">apt-cache showpkg</text:span><text:span text:style-name="T34">: <text:s/>Muestra información detallada sobre un paquete. </text:span>Por cada paquete se <text:s/>mostrarán <text:s/>las <text:s/>versiones disponibles y los paquetes que dependen de él (reverse dependencies), así como los paquetes de que depende <text:s/>(forward <text:s/>dependencies), <text:s/>los <text:s/>cuales <text:s/>deben <text:s/>de <text:s/>ser instalados para instalar el paquete.</text:p>
        </text:list-item>
        <text:list-item>
          <text:p text:style-name="P146"><text:span text:style-name="T41">policy</text:span> <text:s/><text:span text:style-name="T47">nombre_paquete. </text:span><text:span text:style-name="T49">Información sobre la versión del paquete instalada y el próximo candidato de instalación (dependiendo del sources.list configurado).</text:span></text:p>
        </text:list-item>
      </text:list>
      <text:p text:style-name="P19"/>
      <text:p text:style-name="P21"><text:span text:style-name="T41">Apt-file</text:span>:</text:p>
      <text:list xml:id="list916150780" text:continue-list="list2087464955" text:style-name="L11">
        <text:list-item text:start-value="1">
          <text:p text:style-name="P149"><text:span text:style-name="T41">apt-file search filename:</text:span> muestra a qué paquete pertenece un determinado archivo. Similar a dpkg -S pero tambien muestra paquetes sin instalar que contengan ese archivo.</text:p>
        </text:list-item>
        <text:list-item>
          <text:p text:style-name="P149"><text:span text:style-name="T41">apt-file <text:s/>list paquete:</text:span> lista en contenido de un paquete. <text:s/>Similar a dpkg -L pero también muestra el contenido de paquetes sin instalar</text:p>
          <text:p text:style-name="P149"/>
        </text:list-item>
      </text:list>
      <text:h text:style-name="Heading_20_2" text:outline-level="2" text:is-list-header="true"><text:bookmark-start text:name="__RefHeading__2131_1792442227"/>2.3 aptitude<text:bookmark-end text:name="__RefHeading__2131_1792442227"/></text:h>
      <text:list xml:id="list1372292482" text:continue-list="list916150780" text:style-name="L11">
        <text:list-item text:start-value="1">
          <text:p text:style-name="P147"><text:span text:style-name="T41">aptitude</text:span>: Al ejecutarlo sin argumentos muestra una interfaz para buscar, navegar, instalar, actualizar y realizar otras tareas de administración de paquetes. </text:p>
        </text:list-item>
        <text:list-item>
          <text:p text:style-name="P146"><text:span text:style-name="T41">aptitude update</text:span>: Actualiza las listas de paquetes locales. </text:p>
        </text:list-item>
        <text:list-item>
          <text:p text:style-name="P147"><text:soft-page-break/><text:span text:style-name="T40">aptitude upgrade:</text:span> se <text:span text:style-name="T37">comporta</text:span> de manera similar a apt-get, pero a diferencia de éste último, es posible que sí instale nuevos paquetes para resolver dependencias. Con el parámetro --no-new-installs se puede evitar lo anterior, caso en el que se comporta exactamente igual a apt-get. (<text:span text:style-name="T35">apt</text:span><text:span text:style-name="T40">-get upgrade</text:span> trata de actualizar la mayor cantidad de paquetes posible SIN desinstalar paquetes o instalar otros nuevos.)</text:p>
        </text:list-item>
        <text:list-item>
          <text:p text:style-name="P149"><text:span text:style-name="T41">aptitude install</text:span>: Instala los paquetes, junto con las dependencias necesarias. </text:p>
        </text:list-item>
        <text:list-item>
          <text:p text:style-name="P146"><text:span text:style-name="T41">aptitude remove</text:span>: Elimina paquetes junto con las dependencias que queden huérfanas. </text:p>
        </text:list-item>
        <text:list-item>
          <text:p text:style-name="P146"><text:span text:style-name="T41">aptitude purge</text:span>: Elimina paquetes y dependencias huérfanas junto con los ficheros de configuración. </text:p>
        </text:list-item>
        <text:list-item>
          <text:p text:style-name="P146"><text:span text:style-name="T41">aptitude search</text:span>: Busca paquetes en las listas de paquetes locales de apt. </text:p>
        </text:list-item>
        <text:list-item>
          <text:p text:style-name="P146"><text:span text:style-name="T41">aptitude clean</text:span>: Elimina los ficheros temporales descargados para instalar software. </text:p>
        </text:list-item>
        <text:list-item>
          <text:p text:style-name="P146"><text:span text:style-name="T41">aptitude dist-upgrade</text:span>: Actualiza paquetes, incluso si eso significa que debe desinstalar otros. </text:p>
        </text:list-item>
        <text:list-item>
          <text:p text:style-name="P146"><text:span text:style-name="T41">aptitude show</text:span>: Muestra detalles acerca del paquete nombrado. </text:p>
        </text:list-item>
        <text:list-item>
          <text:p text:style-name="P146"><text:span text:style-name="T41">aptitude autoclean</text:span>: Elimina los paquetes deb obsoletos. </text:p>
        </text:list-item>
        <text:list-item>
          <text:p text:style-name="P146"><text:span text:style-name="T41">aptitude hold</text:span>: Fuerza a que un paquete permanezca en su versión actual, y no se actualice. </text:p>
          <text:p text:style-name="P148"/>
        </text:list-item>
      </text:list>
      <text:h text:style-name="Heading_20_2" text:outline-level="2" text:is-list-header="true"><text:bookmark-start text:name="__RefHeading__1981_954442987"/>2.4 Configuración y ficheros relacionados.<text:bookmark-end text:name="__RefHeading__1981_954442987"/></text:h>
      <text:p text:style-name="Text_20_body">Un repositorio es el lugar dónde se guardan los paquetes, de tal forma que cualquier usuario, haciendo referencia a ese repositorio tiene la posibilidad de instalarse cualquier paquete que allí se encuentre.</text:p>
      <text:h text:style-name="Heading_20_3" text:outline-level="3"><text:bookmark-start text:name="__RefHeading__2133_1792442227"/>2.4.1 Archivo sources.list<text:bookmark-end text:name="__RefHeading__2133_1792442227"/></text:h>
      <text:p text:style-name="P43"><text:span text:style-name="T34">El fichero sources.list se encuentra en la ruta </text:span><text:span text:style-name="T35">/etc/apt/sources.list</text:span><text:span text:style-name="T34"> y contiene las <text:s/>“fuentes" o "repositorios" disponibles de los paquetes candidatos a ser: actualizados, </text:span><text:span text:style-name="T34">instalados, borrados, buscados, sujetos a comparación de versiones, etc.</text:span></text:p>
      <text:p text:style-name="P43">El fichero contiene un repositorio por línea, teniendo estas una estructura determinada:</text:p>
      <text:p text:style-name="P28"><text:soft-page-break/></text:p>
      <text:p text:style-name="Text_20_body">SINTAXIS:</text:p>
      <text:p text:style-name="Text_20_body"><text:span text:style-name="T16"><text:tab/>deb</text:span><text:span text:style-name="T26">1</text:span><text:span text:style-name="T16"> uri</text:span><text:span text:style-name="T26">2</text:span><text:span text:style-name="T16"> distribución</text:span><text:span text:style-name="T26">3</text:span><text:span text:style-name="T16"> [componente1]</text:span><text:span text:style-name="T26">4</text:span><text:span text:style-name="T16"> [componente2] [...]</text:span></text:p>
      <text:p text:style-name="Text_20_body"><text:tab/></text:p>
      <text:p text:style-name="Text_20_body">Donde:</text:p>
      <text:list xml:id="list348073092" text:style-name="L12">
        <text:list-item>
          <text:p text:style-name="P86">En el primer campo se indica el <text:span text:style-name="T41">tipo de paquetes</text:span> que contiene la fuente: </text:p>
        </text:list-item>
      </text:list>
      <text:list xml:id="list1566475577" text:style-name="L13">
        <text:list-item>
          <text:list>
            <text:list-item>
              <text:list>
                <text:list-item>
                  <text:list>
                    <text:list-item>
                      <text:list>
                        <text:list-item text:start-value="1">
                          <text:p text:style-name="P98"><text:span text:style-name="T45">deb</text:span> (binarios)</text:p>
                        </text:list-item>
                        <text:list-item>
                          <text:p text:style-name="P99"><text:span text:style-name="T38">deb-src</text:span><text:span text:style-name="T34"> (código fuente). que son el código fuente original, más el archivo de </text:span><text:span text:style-name="T34">control de Debian (.dsc) y el diff.gz que contienen los cambios necesarios para "debianizar" el programa.</text:span></text:p>
                        </text:list-item>
                      </text:list>
                    </text:list-item>
                  </text:list>
                </text:list-item>
              </text:list>
            </text:list-item>
          </text:list>
        </text:list-item>
      </text:list>
      <text:list xml:id="list1223363357" text:continue-list="list348073092" text:style-name="L12">
        <text:list-item>
          <text:p text:style-name="P86">El <text:span text:style-name="T41">URI</text:span> o servidor de internet que contienen los pool de la distribución, puediendo soportar diferentes protocolos.</text:p>
        </text:list-item>
      </text:list>
      <text:list xml:id="list1350917973" text:continue-list="list1566475577" text:style-name="L13">
        <text:list-item>
          <text:list>
            <text:list-item>
              <text:list>
                <text:list-item>
                  <text:list>
                    <text:list-item>
                      <text:list>
                        <text:list-item text:start-value="1">
                          <text:p text:style-name="P100"><text:span text:style-name="Strong_20_Emphasis"><text:span text:style-name="T30">file: </text:span></text:span><text:span text:style-name="T31">indica que el repositorio es un directorio local</text:span><text:span text:style-name="T29">.</text:span></text:p>
                        </text:list-item>
                        <text:list-item>
                          <text:p text:style-name="P100"><text:span text:style-name="Strong_20_Emphasis"><text:span text:style-name="T29">cdrom: </text:span></text:span><text:span text:style-name="T29">permite a APT usar la unidad de <text:s/>CDROM <text:s/>local. <text:s/>Se puede utilizar el comando apt-cdrom para <text:s/>añadir <text:s/>entradas <text:s/>de <text:s/>un <text:s/>cdrom <text:s/>a sources.list o editarlo manualmente. A diferencia de file, es capaz de gestionar distintos volúmenes e indicarnos cuál es el número de disco que debemos introducir para instalar cada paquete.</text:span></text:p>
                        </text:list-item>
                        <text:list-item>
                          <text:p text:style-name="P100"><text:span text:style-name="Strong_20_Emphasis"><text:span text:style-name="T29">http: </text:span></text:span><text:span text:style-name="T29">especifica un servidor HTTP como servidor de paquetes. Si la variable de entorno </text:span><text:span text:style-name="Strong_20_Emphasis"><text:span text:style-name="T29">http</text:span></text:span><text:span text:style-name="Emphasis"><text:span text:style-name="T29">_</text:span></text:span><text:span text:style-name="Strong_20_Emphasis"><text:span text:style-name="T29">proxy</text:span></text:span><text:span text:style-name="T29"> está establecida con el formato http://server:port/, se usará el servidor proxy especificado en </text:span><text:span text:style-name="Strong_20_Emphasis"><text:span text:style-name="T29">http</text:span></text:span><text:span text:style-name="Emphasis"><text:span text:style-name="T29">_</text:span></text:span><text:span text:style-name="Strong_20_Emphasis"><text:span text:style-name="T29">proxy</text:span></text:span><text:span text:style-name="T29">. </text:span></text:p>
                        </text:list-item>
                        <text:list-item>
                          <text:p text:style-name="P101"><text:span text:style-name="T41">ftp: </text:span>especifica un servidor FTP como pool remoto. </text:p>
                        </text:list-item>
                        <text:list-item>
                          <text:p text:style-name="P100"><text:span text:style-name="Strong_20_Emphasis"><text:span text:style-name="T29">ssh: </text:span></text:span><text:span text:style-name="T29">conectar <text:s/>a <text:s/>los <text:s/>servidores remotos <text:s/>como <text:s/>un <text:s/>usuario <text:s/>dado y acceder a los ficheros. No es posible realizar ninguna autenticación por contrasea, <text:s/>debe <text:s/>hacerse <text:s/>previamente <text:s/>una <text:s/>configuración de claves RSA. El acceso a los ficheros del sistema remoto usa las órdenes <text:s/>estándar </text:span><text:span text:style-name="Strong_20_Emphasis"><text:span text:style-name="T29">find</text:span></text:span><text:span text:style-name="T29"> y </text:span><text:span text:style-name="Strong_20_Emphasis"><text:span text:style-name="T29">dd</text:span></text:span><text:span text:style-name="T29"> para realizar las transferencias.</text:span></text:p>
                        </text:list-item>
                      </text:list>
                    </text:list-item>
                  </text:list>
                </text:list-item>
              </text:list>
            </text:list-item>
          </text:list>
        </text:list-item>
      </text:list>
      <text:list xml:id="list110815477" text:continue-list="list1223363357" text:style-name="L12">
        <text:list-item>
          <text:p text:style-name="P86">La <text:span text:style-name="T41">rama de la distribución</text:span> a la que pertenecen los paquetes.<text:line-break/>En el caso de Ubuntu, cada versión aparece con su nombre, junto con las correspondientes a las actualizaciones de seguridad y las actualizaciones. Por ejemplo, para <text:span text:style-name="T46">Precise Pangolin</text:span>:</text:p>
        </text:list-item>
      </text:list>
      <text:list xml:id="list739014037" text:continue-list="list1350917973" text:style-name="L13">
        <text:list-item>
          <text:list>
            <text:list-item>
              <text:list>
                <text:list-item>
                  <text:list>
                    <text:list-item>
                      <text:list>
                        <text:list-item text:start-value="1">
                          <text:p text:style-name="P102">precise: contiene las versiones de los paquetes correspondientes a la fecha de la liberación de la distribución </text:p>
                        </text:list-item>
                        <text:list-item text:start-value="1">
                          <text:p text:style-name="P102"><text:span text:style-name="T42">precise</text:span>-security: contiene las actualizaciones de seguridad</text:p>
                        </text:list-item>
                        <text:list-item>
                          <text:p text:style-name="P102"><text:span text:style-name="T42">precise</text:span>-updates: contiene las actualizaciones recomendadas</text:p>
                        </text:list-item>
                      </text:list>
                    </text:list-item>
                  </text:list>
                </text:list-item>
              </text:list>
            </text:list-item>
          </text:list>
        </text:list-item>
      </text:list>
      <text:list xml:id="list696532878" text:style-name="L14">
        <text:list-header>
          <text:p text:style-name="P103"/>
        </text:list-header>
      </text:list>
      <text:p text:style-name="P72"><text:bookmark text:name=":111"/>Disponemos tambien de dos distribuciones más que contienen versiones no oficialmente soportadas. Se trata de “proposed” y “backports”. En el ejemplo anterior, para precise tendríamos:</text:p>
      <text:list xml:id="list259857395" text:continue-list="list739014037" text:style-name="L13">
        <text:list-item>
          <text:list>
            <text:list-item>
              <text:list>
                <text:list-item>
                  <text:list>
                    <text:list-item>
                      <text:list>
                        <text:list-item>
                          <text:p text:style-name="P102">precise-proposed</text:p>
                        </text:list-item>
                        <text:list-item>
                          <text:p text:style-name="P102">precise-backports</text:p>
                          <text:p text:style-name="P102"><text:soft-page-break/></text:p>
                        </text:list-item>
                      </text:list>
                    </text:list-item>
                  </text:list>
                </text:list-item>
              </text:list>
            </text:list-item>
          </text:list>
        </text:list-item>
      </text:list>
      <text:p text:style-name="P72"><text:bookmark text:name=":114"/>En general no se recomienda su uso, salvo que se sepa muy bien lo que se está haciendo. No obstante, en aurex pueden activarse sin problemas, ya que que se incluye configuración especial para evitar que estas versiones inestables suplanten a las oficiales de la distribución</text:p>
      <text:p text:style-name="P72"/>
      <text:list xml:id="list958691930" text:continue-list="list110815477" text:style-name="L12">
        <text:list-item>
          <text:p text:style-name="P104">Las <text:span text:style-name="T41">secciones en las que se divide cada rama</text:span>. Estas secciones varían entre Ubuntu y Debian.</text:p>
        </text:list-item>
      </text:list>
      <text:p text:style-name="P74">Ubuntu:</text:p>
      <text:list xml:id="list1908800633" text:continue-list="list259857395" text:style-name="L13">
        <text:list-item>
          <text:list>
            <text:list-item>
              <text:list>
                <text:list-item>
                  <text:list>
                    <text:list-item>
                      <text:list>
                        <text:list-item text:start-value="1">
                          <text:p text:style-name="P102"><text:span text:style-name="T41">main: <text:s/></text:span><text:span text:style-name="T43">e</text:span>n este directorio se encuentran los paquetes libres totalmente, es decir, que cumplen o están de acuerdo con las directivas de Ubuntu (o de Debian). Están completamente soportados por la distribución, y se dispone siempre del código fuente.</text:p>
                        </text:list-item>
                        <text:list-item>
                          <text:p text:style-name="P102"><text:span text:style-name="T41">restricted</text:span>: la sección restricted contiene paquetes soportados por Ubuntu por su importancia, pero cuya licencia impide incluirlos en main. En esta sección se incluyen los paquetes relativos a los controladores de ciertas tarjetas gráficas, codecs, y otros drivers o ficheros relacionados que pueden ser propietarios. El soporte es limitado ya que los desarrolladores no siempre tienen acceso al código fuente.</text:p>
                        </text:list-item>
                        <text:list-item>
                          <text:p text:style-name="P102"><text:span text:style-name="T40">universe</text:span>: (Ubuntu) <text:s/>programas mantenidos por la comunidad. Normalmente están sacados directamente de Debian y no están asignados a ninún desarrollador de Ubuntu.</text:p>
                        </text:list-item>
                        <text:list-item>
                          <text:p text:style-name="P102"><text:span text:style-name="T40">multiverse</text:span>: (Ubuntu) programas de terceras empresas o fabricantes con otro tipo de restricciones y soporte limitado.</text:p>
                        </text:list-item>
                      </text:list>
                    </text:list-item>
                  </text:list>
                </text:list-item>
              </text:list>
            </text:list-item>
          </text:list>
        </text:list-item>
      </text:list>
      <text:p text:style-name="P73"><text:span text:style-name="T32">Debian:</text:span><text:tab/></text:p>
      <text:list xml:id="list1003780367" text:continue-numbering="true" text:style-name="L13">
        <text:list-item>
          <text:list>
            <text:list-item>
              <text:list>
                <text:list-item>
                  <text:list>
                    <text:list-item>
                      <text:list>
                        <text:list-item>
                          <text:p text:style-name="P100"><text:span text:style-name="T41">main</text:span><text:span text:style-name="T44">: con el mismo significado que en Ubuntu</text:span></text:p>
                        </text:list-item>
                        <text:list-item>
                          <text:p text:style-name="P102"><text:span text:style-name="T41">contrib:</text:span> se puede encontrar software libre, pero depende de alguna forma de un paquete que no es totalmente libre.</text:p>
                        </text:list-item>
                        <text:list-item>
                          <text:p text:style-name="P100"><text:span text:style-name="T32">non-free:</text:span><text:span text:style-name="T31"> se encuentran paquetes que no pueden considerarse software libre según las directivas de Debian (DFSG, </text:span><text:span text:style-name="T43">Directrices de software libre de Debian</text:span><text:span text:style-name="T40">, </text:span>son un conjunto de directrices con las que Debian establece si una licencia de software es una licencia de software libre, lo que determina, si un software determinado puede incluirse en la distribución principal « <text:span text:style-name="T48">main »</text:span> o no<text:span text:style-name="T31">). Por ejemplo, software que puede ser distribuido e instalado, pero no se tiene acceso a su código fuente o que su licencia establece restricciones inaceptables con las directivas de Debian.</text:span></text:p>
                        </text:list-item>
                      </text:list>
                    </text:list-item>
                  </text:list>
                </text:list-item>
              </text:list>
            </text:list-item>
          </text:list>
        </text:list-item>
      </text:list>
      <text:list xml:id="list1994153903" text:continue-list="list958691930" text:style-name="L12">
        <text:list-header>
          <text:p text:style-name="P130"/>
        </text:list-header>
      </text:list>
      <text:p text:style-name="NOTA"><text:span text:style-name="T41">NOTA</text:span>: Como alternativa o complementando al fichero sources.list, puede usarse el directorio <text:span text:style-name="T41">/etc/apt/sources.list.d/</text:span>. En este directorio pueden dejarse ficheros con el formato descrito y el sistema los combinará entre si, obteniendo el mismo resultado que si lo configurasemos <text:span text:style-name="T55">en el <text:s/>fichero sources.list</text:span>.</text:p>
      <text:h text:style-name="Heading_20_3" text:outline-level="3"><text:bookmark-start text:name="__RefHeading__6599_1792442227"/><text:soft-page-break/>2.4.2 Repositorios en Ubuntu<text:bookmark-end text:name="__RefHeading__6599_1792442227"/></text:h>
      <text:p text:style-name="P8">Formato de líneas</text:p>
      <text:p text:style-name="Standard">deb|deb-src uri distrib [sección1] [sección2] […]</text:p>
      <text:list xml:id="list884210682" text:style-name="L15">
        <text:list-item>
          <text:p text:style-name="P117">deb|deb-src : indica si se trata de un repositorio de paquetes binarios o fuente</text:p>
        </text:list-item>
        <text:list-item>
          <text:p text:style-name="P117">uri: identifica la ubicación y el protocolo de acceso al repositorio. Se soportan diversos protocolos (http, file, ftp, ssh, cdrom)</text:p>
        </text:list-item>
        <text:list-item>
          <text:p text:style-name="P117">distrib: distribución</text:p>
        </text:list-item>
        <text:list-item>
          <text:p text:style-name="P117">sección1, sección2: secciones</text:p>
        </text:list-item>
      </text:list>
      <text:p text:style-name="P5"/>
      <text:h text:style-name="P142" text:outline-level="3"><text:bookmark-start text:name="__RefHeading__6612_1792442227"/>2.4.3 URIs en Ubuntu<text:bookmark-end text:name="__RefHeading__6612_1792442227"/></text:h>
      <text:p text:style-name="P5">Repositorio <text:span text:style-name="T41">principal</text:span>:</text:p>
      <text:p text:style-name="Standard"><text:tab/>http://archive.ubuntu.com/ubuntu</text:p>
      <text:p text:style-name="Standard">Equivalentemente, <text:span text:style-name="T41">mirrors nacionales</text:span>: </text:p>
      <text:p text:style-name="Standard"><text:tab/>http://es.archive.ubuntu.com, http://de.archive.ubuntu.com, …</text:p>
      <text:p text:style-name="Standard"><text:span text:style-name="T41">Versiones antiguas</text:span> sin soporte:</text:p>
      <text:p text:style-name="Standard"><text:tab/>http://old-releases.ubuntu.com/ubuntu</text:p>
      <text:p text:style-name="Standard"><text:span text:style-name="T41">Partner</text:span> (paquetes de empresas colaboradoras)<text:tab/></text:p>
      <text:p text:style-name="Standard"><text:tab/>http://archive.canonical.com/ubuntu</text:p>
      <text:p text:style-name="Standard"><text:span text:style-name="T41">Extras</text:span> (paquetes de terceros)</text:p>
      <text:p text:style-name="Standard"><text:tab/>http://extras.ubuntu.com/ubuntu</text:p>
      <text:p text:style-name="P5"/>
      <text:h text:style-name="P143" text:outline-level="3"><text:bookmark-start text:name="__RefHeading__6614_1792442227"/>2.4.4 Distribuciones en Ubuntu<text:bookmark-end text:name="__RefHeading__6614_1792442227"/></text:h>
      <text:p text:style-name="P6">Repositiorio principal (Canonical)</text:p>
      <text:p text:style-name="Standard"><text:span text:style-name="T8">Como ya hemos visto anteriormente, para cada versión de Ubuntu disponemos de 3 distribuciones oficialmente </text:span><text:span text:style-name="T5">mantenidas por Canonical</text:span><text:span text:style-name="T8">, por ejemplo para 12.04:</text:span></text:p>
      <text:list xml:id="list2033274905" text:style-name="L16">
        <text:list-item>
          <text:p text:style-name="P118">precise</text:p>
        </text:list-item>
        <text:list-item>
          <text:p text:style-name="P118">precise-updates</text:p>
        </text:list-item>
        <text:list-item>
          <text:p text:style-name="P118">precise-security</text:p>
        </text:list-item>
      </text:list>
      <text:p text:style-name="Standard">Y otras dos distribuciones <text:span text:style-name="T41">sin soporte oficial</text:span>:</text:p>
      <text:list xml:id="list763783823" text:style-name="L17">
        <text:list-item>
          <text:p text:style-name="P119">precise-backports</text:p>
        </text:list-item>
        <text:list-item>
          <text:p text:style-name="P119">precise-proposed</text:p>
        </text:list-item>
      </text:list>
      <text:p text:style-name="P8"/>
      <text:p text:style-name="P9">Repositiorios de terceros (partner y extras)</text:p>
      <text:p text:style-name="Standard">Solo tienen una distribución :</text:p>
      <text:list xml:id="list1953828302" text:style-name="L18">
        <text:list-item>
          <text:p text:style-name="P120">precise</text:p>
          <text:p text:style-name="P121"/>
        </text:list-item>
      </text:list>
      <text:h text:style-name="P143" text:outline-level="3"><text:bookmark-start text:name="__RefHeading__6616_1792442227"/><text:soft-page-break/>2.4.5 Secciones en Ubuntu<text:bookmark-end text:name="__RefHeading__6616_1792442227"/></text:h>
      <text:p text:style-name="P6">Repositorio principal</text:p>
      <text:list xml:id="list1652755819" text:style-name="L19">
        <text:list-item>
          <text:p text:style-name="P124">main</text:p>
        </text:list-item>
        <text:list-item>
          <text:p text:style-name="P124">restricted</text:p>
        </text:list-item>
        <text:list-item>
          <text:p text:style-name="P124">universe</text:p>
        </text:list-item>
        <text:list-item>
          <text:p text:style-name="P124">multiverse</text:p>
        </text:list-item>
      </text:list>
      <text:p text:style-name="P10"/>
      <text:p text:style-name="P9">Repositorio Partner </text:p>
      <text:list xml:id="list1006581349" text:continue-numbering="true" text:style-name="L19">
        <text:list-item>
          <text:p text:style-name="P124">sólo tiene sección 'partner'</text:p>
          <text:p text:style-name="P115"/>
        </text:list-item>
      </text:list>
      <text:p text:style-name="Standard"><text:span text:style-name="T11">Respositorio Extra</text:span> </text:p>
      <text:list xml:id="list848843491" text:continue-numbering="true" text:style-name="L19">
        <text:list-item>
          <text:p text:style-name="P124">sólo tiene sección 'main'</text:p>
        </text:list-item>
      </text:list>
      <text:p text:style-name="P60"/>
      <text:h text:style-name="Heading_20_3" text:outline-level="3"><text:bookmark-start text:name="__RefHeading__2548_1010812929"/>2.4.6 Ejemplo sources.list completo en Ubuntu<text:bookmark-end text:name="__RefHeading__2548_1010812929"/></text:h>
      <text:p text:style-name="Text_20_body">El contenido más completo posible para el fichero sources.list incluyendo exclusivamente repositoios de Ubuntu sería el siguiente :</text:p>
      <text:p text:style-name="Text_20_body"/>
      <text:p text:style-name="codigo">deb http://archive.ubuntu.com/ubuntu/ precise main restricted universe multiverse</text:p>
      <text:p text:style-name="codigo">deb-src http://archive.ubuntu.com/ubuntu/ precise main restricted universe multiverse</text:p>
      <text:p text:style-name="codigo"/>
      <text:p text:style-name="codigo"># updates</text:p>
      <text:p text:style-name="codigo">deb http://archive.ubuntu.com/ubuntu/ precise-updates main restricted universe multiverse</text:p>
      <text:p text:style-name="codigo">deb-src http://archive.ubuntu.com/ubuntu/ precise-updates main restricted universe multiverse</text:p>
      <text:p text:style-name="codigo"/>
      <text:p text:style-name="codigo"># security</text:p>
      <text:p text:style-name="codigo">deb http://archive.ubuntu.com/ubuntu/ precise-security main restricted universe multiverse</text:p>
      <text:p text:style-name="codigo">deb-src http://archive.ubuntu.com/ubuntu/ precise-security main restricted universe multiverse</text:p>
      <text:p text:style-name="codigo"/>
      <text:p text:style-name="codigo"># partner</text:p>
      <text:p text:style-name="codigo">deb http://archive.canonical.com/ubuntu precise partner</text:p>
      <text:p text:style-name="codigo">deb-src http://archive.canonical.com/ubuntu precise partner</text:p>
      <text:p text:style-name="codigo"># extras</text:p>
      <text:p text:style-name="codigo">deb http://extras.ubuntu.com/ubuntu precise main</text:p>
      <text:p text:style-name="codigo">deb-src http://extras.ubuntu.com/ubuntu precise main</text:p>
      <text:p text:style-name="Text_20_body"/>
      <text:p text:style-name="Text_20_body">Si deseamos incluir también las versiones aún no publicadas (proposed y backports), a pesar de que como ya hemos visto, en general no se recomienda su uso, añadiríamos :</text:p>
      <text:p text:style-name="codigo"># proposed</text:p>
      <text:p text:style-name="codigo">deb http://archive.ubuntu.com/ubuntu/ precise-proposed main restricted <text:soft-page-break/>universe multiverse</text:p>
      <text:p text:style-name="codigo">deb-src http://archive.ubuntu.com/ubuntu/ precise-proposed main restricted universe multiverse</text:p>
      <text:p text:style-name="codigo"># backports</text:p>
      <text:p text:style-name="codigo">deb http://archive.ubuntu.com/ubuntu/ precise-backports main restricted universe multiverse</text:p>
      <text:p text:style-name="codigo">deb-src http://archive.ubuntu.com/ubuntu/ precise-backports main restricted universe multiverse</text:p>
      <text:p text:style-name="codigo"/>
      <text:h text:style-name="Heading_20_3" text:outline-level="3"><text:bookmark-start text:name="__RefHeading__2550_1010812929"/>Observaciones<text:bookmark-end text:name="__RefHeading__2550_1010812929"/></text:h>
      <text:list xml:id="list1455950396" text:style-name="L20">
        <text:list-item>
          <text:p text:style-name="P87">Si no se requiere acceso al código fuente de los paquetes (por ejemplo un servidor o equipo en producción en el que no se va a desarrollara nada), podrían omitirse las líneas correspondientes a los repositorios fuente (deb-src)</text:p>
        </text:list-item>
        <text:list-item>
          <text:p text:style-name="P87">El host archive.ubuntu.com puede sustituirse por cualquier otro mirror, como los mirrors nacionales (por ejemplo, es.archive.ubuntu.com)</text:p>
        </text:list-item>
        <text:list-item>
          <text:p text:style-name="P87">Para las versiones que han dejado de estar soportadas y no tienen ya actualizaciones, en el sources.list, hay que sustituir archive.ubuntu.com por old‑releases.ubuntu.com</text:p>
          <text:p text:style-name="P88"/>
        </text:list-item>
      </text:list>
      <text:h text:style-name="Heading_20_3" text:outline-level="3"><text:bookmark-start text:name="__RefHeading__6618_1792442227"/>Archivo sources.list en aurex<text:bookmark-end text:name="__RefHeading__6618_1792442227"/></text:h>
      <text:p text:style-name="P67">Aunque no es del todo incorrecto llamarla distribución, el planteamiento de aurex es más bien el de un add-on o complemento para Ubuntu.</text:p>
      <text:p text:style-name="P67">El repositorio de aurex, no es « autocontenido », es decir, contiene sólo los paquetes que le son específicos, lo que puede ser por tres motivos :</text:p>
      <text:list xml:id="list725184437" text:style-name="L21">
        <text:list-item>
          <text:p text:style-name="P89">Paquetes creados explicitamente para aurex y que no se encuentran en ningún otro sitio (metapaquetes , « branding » y algunos desarrollos puntuales específicos)</text:p>
        </text:list-item>
        <text:list-item>
          <text:p text:style-name="P89"/>
        </text:list-item>
      </text:list>
      <text:p text:style-name="P67"><text:s/>de no es « autocontenido », es decir, <text:s/>hay que entenderlo como un repositorio adicional <text:s/>que elaurex está plantead más </text:p>
      <text:p text:style-name="Text_20_body">URI: http://intranet.ausiasmarch.net/aurex</text:p>
      <text:p text:style-name="Text_20_body">Distribuciones: sólo precise</text:p>
      <text:p text:style-name="Text_20_body">Secciones:</text:p>
      <text:p text:style-name="Text_20_body">main: paquetes propios o modificados</text:p>
      <text:p text:style-name="Text_20_body">contrib: paquetes tomados de otras fuentes</text:p>
      <text:p text:style-name="Text_20_body">sources.list:</text:p>
      <text:p text:style-name="Text_20_body">deb http://intranet.ausiasmarch.net/aurex/ precise main contrib</text:p>
      <text:p text:style-name="Text_20_body">OJO: se requiere ADEMÁS el sources.list de Ubuntu</text:p>
      <text:h text:style-name="P144" text:outline-level="3"><text:bookmark-start text:name="__RefHeading__2135_1792442227"/><text:soft-page-break/>Otros ficheros de configuración<text:bookmark-end text:name="__RefHeading__2135_1792442227"/></text:h>
      <text:list xml:id="list1485073936" text:style-name="L22">
        <text:list-item>
          <text:list>
            <text:list-header>
              <text:p text:style-name="P106">Además del sources.list existen otros ficheros y directorios para configurar y personalizar la gestión de los paquetes en el sistema.</text:p>
              <text:p text:style-name="P108"><text:a xlink:type="simple" xlink:href="http://www.tuquito.org.ar/tukipedia/index.php?title=Antes_de_Actualizar...#El_fichero_apt.conf"><text:span text:style-name="T18">/etc/apt/</text:span></text:a><text:a xlink:type="simple" xlink:href="http://www.tuquito.org.ar/tukipedia/index.php?title=Antes_de_Actualizar...#El_fichero_apt.conf"><text:span text:style-name="T20">apt.conf</text:span></text:a><text:span text:style-name="T16"> <text:s text:c="2"/>define la configuración de apt a través de diferentes valores.</text:span></text:p>
              <text:p text:style-name="P109"><text:a xlink:type="simple" xlink:href="http://www.tuquito.org.ar/tukipedia/index.php?title=Antes_de_Actualizar...#El_fichero_preferences"><text:span text:style-name="T17">/etc/apt/</text:span></text:a><text:a xlink:type="simple" xlink:href="http://www.tuquito.org.ar/tukipedia/index.php?title=Antes_de_Actualizar...#El_fichero_preferences"><text:span text:style-name="T21">preferences</text:span></text:a><text:span text:style-name="T16"> en el fichero </text:span><text:span text:style-name="T19">preferences</text:span><text:span text:style-name="T16"> es posible asignar valores para mantener versiones específicas de paquetes instalados.</text:span></text:p>
              <text:p text:style-name="P109"><text:span text:style-name="T17">/var/cache/apt/archives</text:span><text:span text:style-name="T16"> los paquetes bajados luego de una actualización se guardan en el directorio </text:span><text:span text:style-name="Teletype"><text:span text:style-name="T19">/var/cache/apt/archives</text:span></text:span><text:span text:style-name="T19"> </text:span><text:span text:style-name="T16">a la espera de su instalación.</text:span></text:p>
              <text:p text:style-name="P109"><text:span text:style-name="T17">/var/lib/apt/lists</text:span><text:span text:style-name="T16"> guarda la información de cada paquete alojado en </text:span><text:span text:style-name="Teletype"><text:span text:style-name="T19">/var/cache/apt/archives/</text:span></text:span><text:span text:style-name="T16">.</text:span></text:p>
              <text:p text:style-name="P109"><text:span text:style-name="T17">/usr/share/doc</text:span><text:span text:style-name="T15"> </text:span><text:span text:style-name="T16">en este directorio cada paquete guarda la información sobre los </text:span><text:a xlink:type="simple" xlink:href="http://www.debian.org/doc/manuals/apt-howto/ch-search.es.html#s-apt-listchanges"><text:span text:style-name="T22">cambios producidos desde su última versión</text:span></text:a></text:p>
            </text:list-header>
          </text:list>
        </text:list-item>
      </text:list>
      <text:h text:style-name="Heading_20_1" text:outline-level="1" text:is-list-header="true"><text:bookmark-start text:name="__RefHeading__1983_954442987"/>3. Debconf y preseed<text:bookmark-end text:name="__RefHeading__1983_954442987"/></text:h>
      <text:p text:style-name="P61"><text:span text:style-name="T1">Debconf puede describirse como un gestor de configuraciones para paquetes Debian. Contiene una base de datos (backend) y una interfaz de usuario (frontend). El frontend puede ser de distintos tipos (desde texto simple hasta otros más sofisticados).</text:span></text:p>
      <text:p text:style-name="P59">Principalmente, debconf se usa en aquellos casos en los que un paquete necesita interactuar, preguntar o pedir ciertos datos durante la instalación del mismo. Los paquetes que usan debconf, incorporan unas plantillas y scripts de configuración que indican cuales son los valores que necesitan ser leídos de la base de datos. Debconf se encarga de <text:s/>buscarlos en el backend o preguntarlos al usuario via el frontend adecuado, y devolverlos finalmente a la aplicación (típicamente en la postconfiguracion del paquete).</text:p>
      <text:p text:style-name="P59">Debconf es de gran interés para el desarrollador de paquetes Debian, ya que la policy obliga a a usarlo siempre que un paquete requiera interactuar con el usuario en tiempo de configuración. No obstante, dado el carácter introductorio de este curso, nos limitaremos a estudiarlo desde una perspectiva mas de administrador del sistema, sin entrar en detalles sobre como usar debconf en nuestros programas.</text:p>
      <text:p text:style-name="P59">Desde este punto de vista, existen varias características de debconf especialmente interesantes: priority, frontend y el preseeding</text:p>
      <text:p text:style-name="P59"/>
      <text:h text:style-name="Heading_20_2" text:outline-level="2" text:is-list-header="true"><text:bookmark-start text:name="__RefHeading__2009_954442987"/>3.1 <text:s/>Debconf priority y frontend<text:bookmark-end text:name="__RefHeading__2009_954442987"/></text:h>
      <text:p text:style-name="P59">Cada una de las preguntas que realiza un programa mediante debconf tiene asignada una determinada prioridad.. Los valores posibles son: critical, high, medium y low, y es el programador de la aplicación quien los establece. No obstante, para simplificar la instalación de los programas, el administrador puede establecer cual es la prioridad <text:soft-page-break/>mínima que debe tener una pregunta de debconf para que se muestre, de manera que las que las de menor prioridad no se preguntarán, asumiéndose los valores anteriores o predeterminados si los hay.</text:p>
      <text:p text:style-name="P59">También puede modificarse el frontend que debe utilizar debconf, siendo especialmente interesante el valor 'noninteractive'. Este ajuste no establece un tipo de frontend propiamente dicho, sino que evita que se muestre ningún tipo de mensaje o pregunta. De esta forma, es posible reconfigurar paquetes de manera automática y 'silenciosa'.</text:p>
      <text:p text:style-name="P59">Podemos ajustar tanto la prioriity como el frontend por defecto para todo el sistema ejecutando:</text:p>
      <text:p text:style-name="P78"><text:tab/>dpk-reconfigure debconf</text:p>
      <text:p text:style-name="P59">En lugar de este comando, podemos establecer también estos valores solo para la configuración de un paquete concreto, sin afectar a los valores por defecto del sistema.</text:p>
      <text:p text:style-name="P59">Esto se consigue usando las opciones --priority=&lt;VALUE&gt; y –frontend=&lt;VALUE&gt; del comando dpkg-reconfigure.</text:p>
      <text:p text:style-name="P59">Por ejemplo, podemos reconfigurar la configuración del teclado en la consola <text:s/>mediante el comando:</text:p>
      <text:p text:style-name="P78"><text:tab/>dpkg-reconfigure console-setup</text:p>
      <text:p text:style-name="P59">Podemos ver la diferencia si ejecutamos:</text:p>
      <text:p text:style-name="codigo"><text:tab/>dpkg-reconfigure –priority=high console-setup</text:p>
      <text:p text:style-name="P13">o <text:s/>incluso</text:p>
      <text:p text:style-name="codigo"><text:tab/>dpkg-reconfigure –frontend=noninteractive console-setup</text:p>
      <text:p text:style-name="Text_20_body"/>
      <text:h text:style-name="Heading_20_2" text:outline-level="2" text:is-list-header="true"><text:bookmark-start text:name="__RefHeading__2011_954442987"/>3.2 <text:s/>Preseed<text:bookmark-end text:name="__RefHeading__2011_954442987"/></text:h>
      <text:p text:style-name="P59">Otra de las posibilidades de debconf para automatizar el proceso de instalación de paquetes, es la capacidad de precargar de antemano las respuestas en la base de datos.</text:p>
      <text:p text:style-name="P59">Este mecanismo se conoce como debconf preseeding, o simplemente preseed cuando nos referimos concretamente a las respuestas que queremos inyectar.</text:p>
      <text:p text:style-name="P59">Para curiosear y extraer respuestas de la base de datos de debconf podemos usar la utilidad debconf-get-selections y <text:s/>paquete debconf-utils.</text:p>
      <text:p text:style-name="P59">Por ejemplo, para seguir con el mismo paquete que en el ejemplo anterior:</text:p>
      <text:p text:style-name="P78"><text:tab/>debconf-get-selections |grep console-setup</text:p>
      <text:p text:style-name="P59">nos muestra las respuestas actuales sobre la configuración del teclado, consola etc .</text:p>
      <text:p text:style-name="P59">Una vez extraido un fichero de respuestas, podemos editarlo y/o modificarlo con la intención de precargarlo en debconf. La precarga de un fichero de preseed puede hacerse incluso antes de instalar los paquetes en cuestión. No es necesario tampoco incluir todas las preguntas de un determinado paquete, y puede mezclarse en el mismo fichero preseed de varios programas. Las respuestas cargadas se marcan como ya respondidas para que <text:s/>debconf no las pregunte (aunque esto puede variar dependiendo de la forma en la que este programado cada paquete).</text:p>
      <text:p text:style-name="P59">Para introducir un fichero de preseed disponemos del comando debconf-set-selections del propio paquete debconf.</text:p>
      <text:p text:style-name="P13"/>
      <text:p text:style-name="P13"><text:soft-page-break/></text:p>
      <text:h text:style-name="Heading_20_1" text:outline-level="1"><text:bookmark-start text:name="__RefHeading__2569_1010812929"/>4. Búsqueda en diferentes repositorios<text:bookmark-end text:name="__RefHeading__2569_1010812929"/></text:h>
      <text:h text:style-name="P140" text:outline-level="2" text:is-list-header="true"><text:bookmark-start text:name="__RefHeading__2255_1376798674"/>4.1 <text:s/>Estructura de pool<text:bookmark-end text:name="__RefHeading__2255_1376798674"/></text:h>
      <text:p text:style-name="P11">U<text:span text:style-name="T1">n archivo de paquetes o un repositorio contiene los paquetes </text:span>organizados principalmente en dos partes :</text:p>
      <text:list xml:id="list489618145" text:style-name="L25">
        <text:list-item>
          <text:p text:style-name="P90"><text:span text:style-name="T11">el directorio pool</text:span>, que <text:s/><text:span text:style-name="T1">contiene tanto los </text:span><text:span text:style-name="T4">paquetes fuente</text:span><text:span text:style-name="T1"> (habitualmente los ficheros: .diff, orig.tar.gz y debian.tar.gz, explicados al principio del tema) como los binarios (.deb) <text:s/></text:span>organizados alfabéticamente en subdirectorios todos juntos, <text:s/>independientemente de las distintas secciones de la distribución (main, multiverse, restricted, etc)</text:p>
        </text:list-item>
        <text:list-item>
          <text:p text:style-name="P90"><text:span text:style-name="T11">el directorio dists</text:span>, que<text:span text:style-name="T41"> se divide en distribuciones – ramas </text:span>y dentro de cada rama, binarios por arquitectura y fuentes. Este directorio, contiene los indices de cada distribucion que apuntan a los binarios del pool, los indices se encuentran en el fichero Packages, que puede aparecer sin compresión o comprimido con gzip (.gz) o con bz2</text:p>
          <text:p text:style-name="P90"/>
        </text:list-item>
      </text:list>
      <text:p text:style-name="P7">Ejemplos de respositorios ubicados en servidores web los podemos encontrar en:</text:p>
      <text:list xml:id="list1482322227" text:style-name="L26">
        <text:list-item>
          <text:p text:style-name="P123">http://packages.medibuntu.org/nombre_de_la_distro</text:p>
        </text:list-item>
        <text:list-item>
          <text:p text:style-name="P123">http://archive.canonical.com/ubuntu</text:p>
        </text:list-item>
        <text:list-item>
          <text:p text:style-name="P123">http://archive.ubuntu.com/ubuntu/</text:p>
        </text:list-item>
      </text:list>
      <text:p text:style-name="P44"><draw:frame draw:style-name="fr2" draw:name="gráficos3" text:anchor-type="paragraph" svg:x="2.604cm" svg:y="0.303cm" svg:width="9.807cm" svg:height="10.151cm" draw:z-index="25"><draw:image xlink:href="Pictures/100000000000016B00000178CDF0B583.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h text:style-name="P140" text:outline-level="2" text:is-list-header="true"><text:bookmark-start text:name="__RefHeading__2257_1376798674"/>4.2 <text:s/>Comando apt-cache show<text:bookmark-end text:name="__RefHeading__2257_1376798674"/></text:h>
      <text:p text:style-name="P11">Esta orden proporciona la ruta donde encontrar el paquetes, la descripción de un paquete, sus dependencias, el nombre de su encargado entre otras cosas</text:p>
      <text:p text:style-name="P11"/>
      <text:p text:style-name="P11"><draw:frame draw:style-name="fr3" draw:name="gráficos5" text:anchor-type="paragraph" svg:width="14.854cm" svg:height="8.453cm" draw:z-index="28"><draw:image xlink:href="Pictures/10000000000002BC000001B2430D20F8.png" xlink:type="simple" xlink:show="embed" xlink:actuate="onLoad"/></draw:frame></text:p>
      <text:p text:style-name="P12"/>
      <text:h text:style-name="P140" text:outline-level="2" text:is-list-header="true"><text:bookmark-start text:name="__RefHeading__2277_1376798674"/>4.3 packages.ubuntu.com<text:bookmark-end text:name="__RefHeading__2277_1376798674"/></text:h>
      <text:p text:style-name="P61"><text:span text:style-name="T1">Cualquier paquete que se desee descargar tanto su fuente como su binario, se puede obtener desde </text:span><text:span text:style-name="T41">http://packages.ubuntu.com/</text:span><text:span text:style-name="T4">nombre_binario</text:span><text:span text:style-name="T1">. </text:span></text:p>
      <text:p text:style-name="P61"><text:span text:style-name="T1">P</text:span>odremos, así, <text:s/>descargar paquetes de diferentes distribuciones, aunque hará falta reempaquetar</text:p>
      <text:p text:style-name="P4">Si no se añade al final el nombre del binario se accede a una página donde realizar la búsqueda:</text:p>
      <text:p text:style-name="P4"><draw:frame draw:style-name="fr2" draw:name="gráficos2" text:anchor-type="paragraph" svg:x="0.626cm" svg:y="0.335cm" svg:width="13.709cm" svg:height="5.854cm" draw:z-index="27"><draw:image xlink:href="Pictures/10000000000004DF000001E316DEC8A6.png" xlink:type="simple" xlink:show="embed" xlink:actuate="onLoad"/></draw:frame></text:p>
      <text:p text:style-name="P4"/>
      <text:p text:style-name="P47"/>
      <text:p text:style-name="Text_20_body"/>
      <text:p text:style-name="Text_20_body"/>
      <text:p text:style-name="Text_20_body"><text:soft-page-break/></text:p>
      <text:p text:style-name="Text_20_body"/>
      <text:p text:style-name="Text_20_body"/>
      <text:p text:style-name="Text_20_body"/>
      <text:p text:style-name="Text_20_body"/>
      <text:p text:style-name="P57"><text:span text:style-name="T1">En lo que respecta a los repositorios oficiales, se puede</text:span><text:span text:style-name="T9"> obtener una lista c</text:span><text:span text:style-name="T1">ompleta en la siguiente dirección: </text:span><text:a xlink:type="simple" xlink:href="https://launchpad.net/ubuntu/+archivemirrors">https://launchpad.net/ubuntu/+archivemirrors</text:a></text:p>
      <text:p text:style-name="P57"/>
      <text:h text:style-name="P140" text:outline-level="2" text:is-list-header="true"><text:bookmark-start text:name="__RefHeading__2259_1376798674"/>4.4 <text:s/>Launchpad<text:bookmark-end text:name="__RefHeading__2259_1376798674"/></text:h>
      <text:p text:style-name="Text_20_body">Launchpad es la plataforma web donde se realiza el desarrollo de ubuntu y donde se mantiene el contacto con la comunidad de usuarios.</text:p>
      <text:p text:style-name="Text_20_body">Launchpad es una herramienta colaborativa con distintos componentes. El acceso es completamente libre y no requiere ningñun registro. No obstante, si queremos contar con nuestro propio espacio, tenemos la posibilidad de conseguir una cuenta de forma totalment gratuita.</text:p>
      <text:p text:style-name="Text_20_body">La pieza mas importante es sin duda el conjunto de facilidades de acceso al código fuente tanto de los desarrollos de Canonical como de toda la comunida de usuarios. Launchpad actúa comofrontend al sitema de contro de versiones bazaar.</text:p>
      <text:p text:style-name="Text_20_body">Ademas de poder obtener y navegar por el código fuente, launchpad incorpora otros componentes:</text:p>
      <text:list xml:id="list1437032966" text:style-name="L27">
        <text:list-item>
          <text:p text:style-name="P91">Divulgación y discusión de especificaciones y características técnicas de programas, funcionalidades etc (Blueprints).</text:p>
        </text:list-item>
        <text:list-item>
          <text:p text:style-name="P91">Traducción de aplicaciones</text:p>
        </text:list-item>
        <text:list-item>
          <text:p text:style-name="P91">Reporte de bugs</text:p>
        </text:list-item>
        <text:list-item>
          <text:p text:style-name="P91">Documentación, FAQs y ayuda a la comunidad de usuarios.</text:p>
        </text:list-item>
        <text:list-item>
          <text:p text:style-name="P91">Espacios personales de usuario para subir código y mantener repositorios de paquetes</text:p>
        </text:list-item>
      </text:list>
      <text:p text:style-name="Text_20_body">Launchpad actua también como una red social, en la que cada usuario consigue diferente ”peso” o nivel de imporatancia (“karma” en la nomenclatura de launchpad) en función de sus contribuciones.</text:p>
      <text:p text:style-name="P44"><draw:frame draw:style-name="fr3" draw:name="gráficos4" text:anchor-type="paragraph" svg:width="14.854cm" svg:height="8.453cm" draw:z-index="26"><draw:image xlink:href="Pictures/10000000000002BC000001B2430D20F8.png" xlink:type="simple" xlink:show="embed" xlink:actuate="onLoad"/></draw:frame><text:soft-page-break/></text:p>
      <text:p text:style-name="P44">En definitiva, launchpad ayuda a la comunidad de usuarios para mantenerse en contacto entre si y con los desarrolladores de la distribución. Como veremos a continuación, los repositorios personales son una herramienta de gran ayuda para disponer de versiones actualizadas de muchas aplicaciones, así como el acceso a nuevos programas.</text:p>
      <text:p text:style-name="P44"/>
      <text:h text:style-name="P140" text:outline-level="2" text:is-list-header="true"><text:bookmark-start text:name="__RefHeading__2261_1376798674"/>4.5 <text:s/>PPAs<text:bookmark-end text:name="__RefHeading__2261_1376798674"/></text:h>
      <text:p text:style-name="P44"><text:span text:style-name="T50">Los "Personal Package Archive", abreviados como PPA, son repositorios personales donde los desarrolladores pueden almacenar sus paquetes “</text:span><text:span text:style-name="T53">source</text:span><text:span text:style-name="T50">” y subirlos al repositorio de Launchpad, donde también están alojados los repositorios centrales de Canonical. Launchpad construirá a partir de éstos, los paquetes precompilados para cada versión de Ubuntu y los almacenará en sus propios repositorios. </text:span></text:p>
      <text:p text:style-name="P12">Dado que cualquiera puede tener una cuenta en launchpad y crear su propio ppa, en principio, la unica garantia que tenemos respecto de los paquetes de uno de estos repositorios es que la compilación la realiza enteramente canonical, eso si, a partir del código fuente del responsdable del ppa.</text:p>
      <text:p text:style-name="P12">De hecho, esta es la principal ventaja de los ppas: la compilación se realiza contra la propia distribución para la que se ha hecho. Así, si un usuario quisiera tener una versión más nueva de un determinado programa, o si quisiera instalar una aplicación que no se encontrara en los repositorios principales, para generar sus propios paqeutes necesitaría conocimientos de compilación.</text:p>
      <text:p text:style-name="P12">Mediante el uso de las ppa el proceso se vuelve más sencillo, pues el propio repositorio personal aporta los binarios y las dependencias necesarias. </text:p>
      <text:p text:style-name="P12">Además, las tareas de actualización se automatizan, al formar parte del sistema de repositorios de Ubuntu al mismo nivel que el principal. De otra manera, un programa <text:soft-page-break/>compilado tendría que eliminarse y volver a ser instalado cada vez que se quisiera actualizar.</text:p>
      <text:p text:style-name="P12">Pese a esta aparente falta de garantías, debemos decir que hay ppas muy confiables, ya que a veces hay equipos de programadores muy eficientes y activos que se coordinan para mantener un repositorio específico. Muchas veces, también ocurre que aun sin estar vinculados a Ubnutu, son los propios programadores de una determinada aplicación (o gente muy cercana al desarrollo) los que mantiene el ppa correspondiente a la misma.</text:p>
      <text:p text:style-name="P11"/>
      <text:h text:style-name="Heading_20_2" text:outline-level="2" text:is-list-header="true"><text:bookmark-start text:name="__RefHeading__2279_1376798674"/>4.6 <text:s/>Otras direcciones de interés<text:bookmark-end text:name="__RefHeading__2279_1376798674"/></text:h>
      <text:p text:style-name="P71">Bajar los debs directamete de la web de la aplicación ofrece pocas garantias de compatibilidad con la distro, además de que normalmente se pierde a posibilidad de actualización automática, esto es, de un mantenimiento.</text:p>
      <text:p text:style-name="P71"/>
      <text:p text:style-name="P77"/>
      <text:p text:style-name="P105"><text:bookmark-start text:name="__RefHeading__2129_1807819088"/>packages.debian.org<text:bookmark-end text:name="__RefHeading__2129_1807819088"/></text:p>
      <text:p text:style-name="P11">Ofrece una funcionalidad similar a la de packages.ubuntu.com. Todos los paquetes incluidos en la distribución oficial de Debian son libres de acuerdo a las Directrices de Software libre de Debian. Esto asegura el uso y redistribución libre de los paquetes y de su código fuente completo.</text:p>
      <text:p text:style-name="P11">La distribución oficial de Debian se basa en el contenido de la sección main de Debian. La web también propociona la posibilidad de descargarse el resto de paquetes que no pueden incluirse en la distribución main debido a una licencia restrictiva</text:p>
      <text:p text:style-name="P11"/>
      <text:p text:style-name="P105"><text:bookmark-start text:name="__RefHeading__2131_1807819088"/>mentors.debian.net<text:bookmark-end text:name="__RefHeading__2131_1807819088"/></text:p>
      <text:p text:style-name="P71"/>
      <text:p text:style-name="P71">El dominio <text:span text:style-name="T41">debian.net</text:span> contiene paquetes no oficiales del proyecto Debian. Cada desarrollador de Debian puede utilizar este dominio para uso propio. Estas webs pueden contener paquetes o prototipos de servicios no oficiales (muchas veces páginas personales, similar a los ppas explicados en la sección anterior) hospedados en servidores que no pertenecen al proyecto y que son mantenidos por desarrolladores, básicamente, porque todavia nadie ha invertido suficiente esfuerzo en convertirlos en servicios oficiales (pasarían entonces a debian.org y asi sabriamos que están siendo mantenidos) o bien, se trata de servicios demasiado problemáticos para ser oficiales.</text:p>
      <text:p text:style-name="P11">La web de <text:span text:style-name="T41">mentors.debian.net</text:span> es interesante porque aloja paquetes creados por personal desarrollador de Debian o por voluntarios. Estos paquetes están disponibles sin ningun tipo de garantia a pesar de su calidad en cuanto a su desarrollo. Por ello, es recomendable comprobar su origen y su integridad y testearlos antes de usarlos en un entorno productivo.</text:p>
      <text:p text:style-name="P11"/>
      <text:p text:style-name="P105"><text:bookmark-start text:name="__RefHeading__2283_1376798674"/>cdimage.ubuntu.com<text:bookmark-end text:name="__RefHeading__2283_1376798674"/></text:p>
      <text:p text:style-name="P11"><text:soft-page-break/></text:p>
      <text:p text:style-name="P11">Esta web ofrece un accceso directo a las imagenes de todas las versiones de ubuntu, <text:s text:c="2"/>también incluye imágenes diarias (daily-builds) de versiones de desarrollo</text:p>
      <text:p text:style-name="P11"><draw:frame draw:style-name="fr4" draw:name="gráficos7" text:anchor-type="paragraph" svg:x="4.258cm" svg:y="0.261cm" svg:width="6.844cm" svg:height="17.11cm" draw:z-index="29"><draw:image xlink:href="Pictures/10000000000000FB0000027FBC44A7FD.png" xlink:type="simple" xlink:show="embed" xlink:actuate="onLoad"/></draw:frame></text:p>
      <text:p text:style-name="P11"/>
      <text:p text:style-name="P11"/>
      <text:p text:style-name="P105"><text:bookmark-start text:name="__RefHeading__2133_1807819088"/>Otras direcciones<text:bookmark-end text:name="__RefHeading__2133_1807819088"/></text:p>
      <text:p text:style-name="P58">En Debian encontramos otras urls también interesantes:</text:p>
      <text:list xml:id="list1603903156" text:style-name="L30">
        <text:list-item>
          <text:p text:style-name="P131"><text:soft-page-break/><text:span text:style-name="T1">Para la descarga y consulta de paquetes:</text:span><text:a xlink:type="simple" xlink:href="http://packages.debian.org/nombre_biario">http://packages.debian.org/nombre_biario</text:a></text:p>
        </text:list-item>
        <text:list-item>
          <text:p text:style-name="P131"><text:span text:style-name="T1">Ubicaciones de repositorios oficiales: </text:span><text:a xlink:type="simple" xlink:href="http://www.debian.org/mirror/official.es.html">http://www.debian.org/mirror/official.es.html</text:a></text:p>
        </text:list-item>
        <text:list-item>
          <text:p text:style-name="P132">Reporte de bugs: http://bugsdebian.org/nombre_de _binario</text:p>
        </text:list-item>
      </text:list>
      <text:p text:style-name="P59"/>
      <text:p text:style-name="P7"/>
      <text:p text:style-name="P54">Bibliografía:</text:p>
      <text:list xml:id="list1043467947" text:style-name="L31">
        <text:list-header>
          <text:p text:style-name="P126"><text:span text:style-name="T12"/></text:p>
        </text:list-header>
        <text:list-item>
          <text:p text:style-name="P126"><text:span text:style-name="T12">[1] APT HOWTO. (</text:span><text:a xlink:type="simple" xlink:href="http://www.debian.org/doc/manuals/apt-howto/ch-apt-get.en.html#s-pin"><text:span text:style-name="T10">http://www.debian.org/doc/manuals/apt-howto/ch-apt-get.en.html#s-pin</text:span></text:a><text:span text:style-name="T12">) <text:s/>En Inglés.</text:span></text:p>
        </text:list-item>
        <text:list-item>
          <text:p text:style-name="P126"><text:span text:style-name="T12">[2] AptPinning en Debian wiki (</text:span><text:a xlink:type="simple" xlink:href="http://www.debian.org/doc/debian-policy/"><text:span text:style-name="T10">http://wiki.debian.org/AptPinning</text:span></text:a><text:span text:style-name="T12">). En Inglés.</text:span></text:p>
        </text:list-item>
        <text:list-item>
          <text:p text:style-name="P126"><text:span text:style-name="T12">[3] Using apt with more than 2 sources (</text:span><text:a xlink:type="simple" xlink:href="http://www.pathname.com/fhs/"><text:span text:style-name="T10">http://www.argon.org/~roderick/apt-</text:span></text:a><text:a xlink:type="simple" xlink:href="http://www.pathname.com/fhs/"><text:span text:style-name="T10">pinning.html</text:span></text:a><text:span text:style-name="T12">). En Inglés.</text:span></text:p>
        </text:list-item>
        <text:list-item>
          <text:p text:style-name="P126"><text:span text:style-name="T12">[4] Jugando con apt <text:s/>(</text:span><text:a xlink:type="simple" xlink:href="http://www.ubuntu-es.org/node/595"><text:span text:style-name="T10">http://www.ubuntu-es.org/node/595</text:span></text:a><text:span text:style-name="T12">).</text:span></text:p>
        </text:list-item>
        <text:list-item>
          <text:p text:style-name="P126"><text:span text:style-name="T12">[5] </text:span><text:bookmark text:name="AEN2"/><text:span text:style-name="T12">The Debconf Programmer's Tutorial (</text:span><text:a xlink:type="simple" xlink:href="http://www.fifi.org/doc/debconf-doc/tutorial.html"><text:span text:style-name="T10">http://www.fifi.org/doc/debconf-</text:span></text:a><text:a xlink:type="simple" xlink:href="http://www.fifi.org/doc/debconf-doc/tutorial.html"><text:span text:style-name="T10">doc/tutorial.html</text:span></text:a><text:span text:style-name="T12">) En Inglés</text:span></text:p>
        </text:list-item>
        <text:list-item>
          <text:p text:style-name="P126"><text:span text:style-name="T12">[6] Utilización de paquetes .deb en Edubuntu<text:line-break/>(</text:span><text:a xlink:type="simple" xlink:href="http://observatorio.cnice.mec.es/modules.php?op=modload&amp;name=News&amp;file=article&amp;sid=496"><text:span text:style-name="T10">http://observatorio.cnice.mec.es/modules.php?op=modload&amp;name=News&amp;file=article&amp;sid=496</text:span></text:a><text:span text:style-name="T12">)</text:span></text:p>
        </text:list-item>
      </text:list>
      <text:p text:style-name="P42"/>
      <text:p text:style-name="P17"><text:span text:style-name="T11">LICENCIA</text:span>:</text:p>
      <text:p text:style-name="P39">Curso de Desarrollo en <text:span text:style-name="T39">Aurex</text:span>.</text:p>
      <text:p text:style-name="P39"/>
      <text:p text:style-name="P40"><text:s text:c="4"/>Copyright<text:tab/><text:span text:style-name="T27">©</text:span><text:tab/>2008 Miguel Gea Milvaques</text:p>
      <text:p text:style-name="P40"><text:tab/><text:tab/><text:tab/>2008-2009 Luís Antonio García Gisbert<text:tab/><text:tab/><text:tab/></text:p>
      <text:p text:style-name="P40"><text:tab/><text:tab/><text:tab/>2009 Maria Teresa Llorca Llaser<text:tab/><text:tab/><text:tab/></text:p>
      <text:p text:style-name="P40"><text:tab/><text:tab/><text:tab/>2013 Sandra Villanueva Gavino</text:p>
      <text:p text:style-name="P20"/>
      <text:p text:style-name="P20"><text:s text:c="4"/>Este programa es software libre: usted puede redistribuirlo y/o modificarlo </text:p>
      <text:p text:style-name="P20"><text:s text:c="4"/>bajo los términos de la Licencia Pública General GNU publicada </text:p>
      <text:p text:style-name="P20"><text:s text:c="4"/>por la Fundación para el Software Libre, ya sea la versión 3 </text:p>
      <text:p text:style-name="P20"><text:s text:c="4"/>de la Licencia, o (a su elección) cualquier versión posterior.</text:p>
      <text:p text:style-name="P20"/>
      <text:p text:style-name="P20"><text:s text:c="4"/>Este programa se distribuye con la esperanza de que sea útil, pero </text:p>
      <text:p text:style-name="P20"><text:s text:c="4"/>SIN GARANTÍA ALGUNA; ni siquiera la garantía implícita </text:p>
      <text:p text:style-name="P20"><text:s text:c="4"/>MERCANTIL o de APTITUD PARA UN PROPÓSITO DETERMINADO. </text:p>
      <text:p text:style-name="P20"><text:s text:c="4"/>Consulte los detalles de la Licencia Pública General GNU para obtener </text:p>
      <text:p text:style-name="P20"><text:s text:c="4"/>una información más detallada. </text:p>
      <text:p text:style-name="P20"/>
      <text:p text:style-name="P20"><text:s text:c="4"/>Debería haber recibido una copia de la Licencia Pública General GNU </text:p>
      <text:p text:style-name="P20"><text:s text:c="4"/>junto a este programa. </text:p>
      <text:p text:style-name="P2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weight="normal" style:font-size-asian="10.5pt" style:font-weight-asian="normal" style:font-weight-complex="normal"/>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Arial Black" fo:font-size="20pt" fo:font-weight="normal"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Arial"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normal"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digo" style:family="paragraph" style:parent-style-name="Standard" style:next-style-name="Text_20_body">
      <style:paragraph-properties fo:margin="100%" fo:margin-left="0.953cm" fo:margin-right="0.81cm" fo:margin-top="0cm" fo:margin-bottom="0cm" fo:text-indent="0cm" style:auto-text-indent="false"/>
      <style:text-properties style:font-name="Courier New" fo:font-size="10pt" style:font-size-asian="10pt" style:font-name-complex="Courier New"/>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9%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 fo:font-size="9pt" style:font-name-asian="StarSymbol" style:font-size-asian="9pt" style:font-name-complex="StarSymbol"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9% 100%"/>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Tabla2" style:family="table">
      <style:table-properties style:width="17.013cm" fo:margin-left="0cm" table:align="left"/>
    </style:style>
    <style:style style:name="Tabla2.A" style:family="table-column">
      <style:table-column-properties style:column-width="2.117cm"/>
    </style:style>
    <style:style style:name="Tabla2.B" style:family="table-column">
      <style:table-column-properties style:column-width="8.996cm"/>
    </style:style>
    <style:style style:name="Tabla2.C" style:family="table-column">
      <style:table-column-properties style:column-width="5.9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1" draw:name="gráficos1" text:anchor-type="paragraph" svg:x="-0.37cm" svg:y="-0.901cm" svg:width="2.32cm" svg:height="1.909cm" draw:z-index="24"><draw:image xlink:href="Pictures/200000010000813100008131EED13E64.svg" xlink:type="simple" xlink:show="embed" xlink:actuate="onLoad"/></draw:frame></text:p>
            </table:table-cell>
            <table:table-cell table:style-name="Tabla2.B1" office:value-type="string">
              <text:p text:style-name="Header">Administración y Empaquetado en Ubuntu</text:p>
            </table:table-cell>
            <table:table-cell table:style-name="Tabla2.B1" office:value-type="string">
              <text:p text:style-name="MP1">Sistema de Paquetes de Ubuntu (I)</text:p>
            </table:table-cell>
          </table:table-row>
        </table:table>
        <text:p text:style-name="MP1"/>
      </style:header>
      <style:footer>
        <text:p text:style-name="MP2"><text:page-number text:select-page="current">2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0:03:22</meta:creation-date>
    <meta:editing-duration>PT10H1M47S</meta:editing-duration>
    <meta:editing-cycles>60</meta:editing-cycles>
    <meta:generator>LibreOffice/3.5$Linux_X86_64 LibreOffice_project/350m1$Build-2</meta:generator>
    <dc:title>Rapport</dc:title>
    <dc:date>2013-05-28T02:46:59</dc:date>
    <meta:print-date>2013-04-23T19:43:42</meta:print-date>
    <dc:creator>sandra </dc:creator>
    <meta:document-statistic meta:table-count="4" meta:image-count="6" meta:object-count="0" meta:page-count="25" meta:paragraph-count="424" meta:word-count="6227" meta:character-count="42312" meta:non-whitespace-character-count="36253"/>
  </office:meta>
</office:document-meta>
</file>